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A2" style:family="table-cell">
      <style:table-cell-properties fo:padding="0.191cm" fo:border-left="0.05pt solid #000000" fo:border-right="none" fo:border-top="none" fo:border-bottom="0.05pt solid #000000"/>
    </style:style>
    <style:style style:name="Tabla2.D2" style:family="table-cell">
      <style:table-cell-properties fo:padding="0.191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4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6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6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58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6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6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2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71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7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80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8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8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9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0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9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0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9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4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5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7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3" style:font-size-complex="10pt"/>
    </style:style>
    <style:style style:name="P139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0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1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3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4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5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46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47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8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49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0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51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15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17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7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9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1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4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2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21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2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23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7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30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34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7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4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5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58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3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4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65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66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7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6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69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0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1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72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273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7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27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77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7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9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80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1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8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83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84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85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86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87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8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89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0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1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2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3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4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6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7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8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99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300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01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302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3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4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5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6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7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8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09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0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1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2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3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14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15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1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17" style:family="paragraph" style:parent-style-name="Standard" style:list-style-name="L1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8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19" style:family="paragraph" style:parent-style-name="Standard" style:list-style-name="L2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20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321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22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3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4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5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26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27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28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29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0" style:family="paragraph" style:parent-style-name="Standard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31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3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5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3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37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38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9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0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style:font-size-asian="10pt" style:font-name-complex="Arial3" style:font-size-complex="10pt"/>
    </style:style>
    <style:style style:name="T17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0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1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4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5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6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7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8" style:family="text">
      <style:text-properties fo:text-transform="uppercase" fo:font-size="10pt" style:font-size-asian="10pt"/>
    </style:style>
    <style:style style:name="T29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style:font-weight-asian="normal" style:font-name-complex="Arial3" style:font-weight-complex="normal"/>
    </style:style>
    <style:style style:name="T33" style:family="text">
      <style:text-properties style:text-underline-style="none" fo:background-color="transparent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6" style:family="text">
      <style:text-properties fo:font-weight="bold" style:font-name-asian="Calibri1" style:language-asian="pt" style:country-asian="BR" style:font-weight-asian="bold" style:font-name-complex="Arial3"/>
    </style:style>
    <style:style style:name="T37" style:family="text">
      <style:text-properties fo:font-weight="bold" style:font-name-asian="Calibri1" style:font-weight-asian="bold" style:font-name-complex="Arial3"/>
    </style:style>
    <style:style style:name="T38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39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0" style:family="text">
      <style:text-properties style:font-name="Arial"/>
    </style:style>
    <style:style style:name="T41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2" style:family="text">
      <style:text-properties style:font-name="Arial" style:text-underline-style="none" fo:background-color="transparent" style:font-style-complex="italic" style:font-weight-complex="normal"/>
    </style:style>
    <style:style style:name="T43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4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5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6" style:family="text">
      <style:text-properties style:font-name="Arial" fo:background-color="transparent" style:font-name-complex="Arial"/>
    </style:style>
    <style:style style:name="T47" style:family="text">
      <style:text-properties style:font-name="Arial" fo:background-color="transparent" style:language-asian="pt" style:country-asian="BR" style:font-style-complex="italic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fo:language="pt" fo:country="BR"/>
    </style:style>
    <style:style style:name="T50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1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2" style:family="text">
      <style:text-properties style:font-name="Arial" fo:language="pt" fo:country="BR" style:text-underline-style="none" fo:font-weight="normal" fo:background-color="transparent" style:font-weight-asian="normal" style:font-style-complex="italic" style:font-weight-complex="normal"/>
    </style:style>
    <style:style style:name="T53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4" style:family="text">
      <style:text-properties style:font-name="Arial" fo:language="pt" fo:country="BR" fo:font-weight="bold" style:font-weight-asian="bold" style:font-weight-complex="bold"/>
    </style:style>
    <style:style style:name="T55" style:family="text">
      <style:text-properties style:font-name="Arial" fo:language="pt" fo:country="BR" fo:font-weight="normal" style:font-weight-asian="normal"/>
    </style:style>
    <style:style style:name="T56" style:family="text">
      <style:text-properties style:font-name="Arial" fo:language="pt" fo:country="BR" style:font-name-complex="Arial"/>
    </style:style>
    <style:style style:name="T57" style:family="text">
      <style:text-properties style:font-name="Arial" style:font-size-complex="8pt" style:font-style-complex="italic"/>
    </style:style>
    <style:style style:name="T58" style:family="text">
      <style:text-properties style:font-name="Arial" fo:font-weight="bold" style:font-weight-asian="bold"/>
    </style:style>
    <style:style style:name="T59" style:family="text">
      <style:text-properties style:font-name="Arial" style:language-asian="pt" style:country-asian="BR"/>
    </style:style>
    <style:style style:name="T60" style:family="text">
      <style:text-properties style:font-name="Arial" style:font-weight-complex="bold"/>
    </style:style>
    <style:style style:name="T61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style:font-weight-asian="normal" style:font-name-complex="Arial3" style:font-weight-complex="normal"/>
    </style:style>
    <style:style style:name="T65" style:family="text">
      <style:text-properties fo:font-weight="normal" style:language-asian="pt" style:country-asian="BR" style:font-weight-asian="normal" style:font-weight-complex="normal"/>
    </style:style>
    <style:style style:name="T66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7" style:family="text">
      <style:text-properties fo:background-color="transparent"/>
    </style:style>
    <style:style style:name="T68" style:family="text">
      <style:text-properties fo:background-color="transparent" style:font-style-complex="italic"/>
    </style:style>
    <style:style style:name="T69" style:family="text">
      <style:text-properties fo:background-color="transparent" style:font-name-complex="Arial"/>
    </style:style>
    <style:style style:name="T70" style:family="text">
      <style:text-properties fo:background-color="transparent" style:font-name-complex="Arial" style:font-size-complex="8pt"/>
    </style:style>
    <style:style style:name="T71" style:family="text">
      <style:text-properties style:font-name-complex="Arial3"/>
    </style:style>
    <style:style style:name="T72" style:family="text">
      <style:text-properties style:font-name-complex="Arial3" style:font-weight-complex="bold"/>
    </style:style>
    <style:style style:name="T73" style:family="text">
      <style:text-properties style:font-weight-complex="bold"/>
    </style:style>
    <style:style style:name="T74" style:family="text">
      <style:text-properties style:text-position="super 58%" fo:background-color="transparent" style:font-style-complex="italic"/>
    </style:style>
    <style:style style:name="T75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6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7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1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style:font-size-asian="10pt" style:font-weight-asian="bold" style:font-name-complex="Arial3" style:font-size-complex="10pt" style:font-weight-complex="normal"/>
    </style:style>
    <style:style style:name="T84" style:family="text">
      <style:text-properties fo:font-size="10pt" style:text-underline-style="none" fo:font-weight="bold" fo:background-color="#ffff00" style:font-size-asian="10pt" style:font-weight-asian="bold" style:font-name-complex="Arial3" style:font-size-complex="10pt" style:font-weight-complex="normal"/>
    </style:style>
    <style:style style:name="T85" style:family="text">
      <style:text-properties fo:font-size="10pt" style:text-underline-style="none" style:font-size-asian="10pt" style:font-name-complex="Arial3" style:font-size-complex="10pt"/>
    </style:style>
    <style:style style:name="T86" style:family="text">
      <style:text-properties fo:font-size="10pt" fo:font-weight="bold" style:font-size-asian="10pt" style:font-weight-asian="bold" style:font-name-complex="Arial3" style:font-size-complex="10pt"/>
    </style:style>
    <style:style style:name="T87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88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89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0" style:family="text">
      <style:text-properties fo:font-size="10pt" fo:font-weight="bold" style:font-size-asian="10pt" style:font-weight-asian="bold" style:font-name-complex="Arial3" style:font-weight-complex="bold"/>
    </style:style>
    <style:style style:name="T91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2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93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94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95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96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97" style:family="text">
      <style:text-properties fo:font-size="10pt" style:font-size-asian="10pt" style:font-name-complex="Arial3" style:font-size-complex="10pt"/>
    </style:style>
    <style:style style:name="T98" style:family="text">
      <style:text-properties fo:font-size="10pt" style:font-size-asian="10pt" style:font-name-complex="Arial3" style:font-size-complex="10pt" style:font-style-complex="italic"/>
    </style:style>
    <style:style style:name="T99" style:family="text">
      <style:text-properties fo:font-size="10pt" style:font-size-asian="10pt" style:font-name-complex="Arial3" style:font-size-complex="10pt" style:font-weight-complex="bold"/>
    </style:style>
    <style:style style:name="T100" style:family="text">
      <style:text-properties fo:font-size="10pt" style:font-size-asian="10pt" style:font-name-complex="Arial3" style:font-weight-complex="bold"/>
    </style:style>
    <style:style style:name="T101" style:family="text">
      <style:text-properties fo:font-size="10pt" style:font-size-asian="10pt" style:language-asian="pt" style:country-asian="BR" style:font-name-complex="Arial3" style:font-size-complex="10pt"/>
    </style:style>
    <style:style style:name="T102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0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04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05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06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07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08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09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0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1" style:family="text">
      <style:text-properties fo:font-size="10pt" fo:font-style="italic" style:font-size-asian="10pt" style:font-style-asian="italic" style:font-name-complex="Arial3" style:font-size-complex="10pt"/>
    </style:style>
    <style:style style:name="T112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13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14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15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16" style:family="text">
      <style:text-properties style:language-asian="pt" style:country-asian="BR"/>
    </style:style>
    <style:style style:name="T117" style:family="text">
      <style:text-properties style:language-asian="pt" style:country-asian="BR" style:font-name-complex="Arial3"/>
    </style:style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6">RELATÓRIO TÉCNICO II</text:p>
      <text:p text:style-name="P27"><text:placeholder text:placeholder-type="text">&lt;setLang('pt_BR')&gt;</text:placeholder></text:p>
      <text:p text:style-name="P283"><text:bookmark-start text:name="bmkHeaderProd1"/><text:span text:style-name="T70"><text:placeholder text:placeholder-type="text">&lt;if test="o.type=='technical_product'"&gt;</text:placeholder></text:span><text:bookmark-end text:name="bmkHeaderProd1"/><text:span text:style-name="T70"><text:placeholder text:placeholder-type="text">&lt;o.technical_product_id.name&gt;</text:placeholder></text:span><text:span text:style-name="T70"><text:placeholder text:placeholder-type="text">&lt;/if&gt;</text:placeholder></text:span><text:bookmark-start text:name="bmkHeaderProd21"/><text:span text:style-name="T70"><text:placeholder text:placeholder-type="text">&lt;if test="o.type=='formulated_product'"&gt;</text:placeholder></text:span><text:bookmark-end text:name="bmkHeaderProd21"/><text:span text:style-name="T70"><text:placeholder text:placeholder-type="text">&lt;o.formulated_product_id.name&gt;</text:placeholder></text:span><text:span text:style-name="T70"><text:placeholder text:placeholder-type="text">&lt;/if&gt;</text:placeholder></text:span></text:p>
      <text:p text:style-name="P284"/>
      <text:p text:style-name="P28"><text:span text:style-name="T69"><text:placeholder text:placeholder-type="text">&lt;if test="o.type=='technical_product'"&gt;</text:placeholder></text:span><text:span text:style-name="T67">PRODUTO TÉCNICO por EQUIVALÊNCIA </text:span><text:span text:style-name="T69"><text:placeholder text:placeholder-type="text">&lt;/if&gt;</text:placeholder></text:span><text:span text:style-name="T69"><text:placeholder text:placeholder-type="text">&lt;if test="o.type=='formulated_product'"&gt;</text:placeholder></text:span><text:span text:style-name="T67">PRODUTO FORMULADO A BASE DE PRODUTO TÉCNICO EQUIVALENTE</text:span><text:span text:style-name="T69"><text:placeholder text:placeholder-type="text">&lt;/if&gt;</text:placeholder></text:span></text:p>
      <text:p text:style-name="P28"/>
      <text:list xml:id="list1195668685" text:style-name="WWNum5">
        <text:list-item>
          <text:p text:style-name="P332">Nome técnico ou comum do(s) ingrediente(s) ativo(s):</text:p>
        </text:list-item>
      </text:list>
      <text:p text:style-name="P227"/>
      <text:p text:style-name="P155"><text:placeholder text:placeholder-type="text">&lt;for each="cqq in cqqs(o,'chemical', False)"&gt;</text:placeholder></text:p>
      <text:p text:style-name="P155"><text:placeholder text:placeholder-type="text">&lt;cqq.ingredient_id.name&gt;</text:placeholder></text:p>
      <text:p text:style-name="P177"><text:placeholder text:placeholder-type="text">&lt;/for&gt;</text:placeholder></text:p>
      <text:p text:style-name="P227"/>
      <text:list xml:id="list706797349" text:continue-numbering="true" text:style-name="WWNum5">
        <text:list-item>
          <text:p text:style-name="P321">Sinonímia (não incluir marcas comerciais):</text:p>
        </text:list-item>
      </text:list>
      <text:p text:style-name="P227"/>
      <text:p text:style-name="P155"><text:placeholder text:placeholder-type="text">&lt;for each="cqq in cqqs(o,'chemical')"&gt;</text:placeholder></text:p>
      <text:p text:style-name="P152"><text:span text:style-name="Fuente_20_de_20_párrafo_20_predeter."><text:span text:style-name="T39"><text:placeholder text:placeholder-type="text">&lt;for each="other_name in ing_other_names(cqq.ingredient_id,'Synonymy')"&gt;</text:placeholder></text:span></text:span></text:p>
      <text:p text:style-name="P152"><text:span text:style-name="T49"><text:placeholder text:placeholder-type="text">&lt;cqq.ingredient_id.name&gt;</text:placeholder></text:span><text:span text:style-name="T49"> : </text:span><text:span text:style-name="Fuente_20_de_20_párrafo_20_predeter."><text:span text:style-name="T39"><text:placeholder text:placeholder-type="text">&lt;other_name.name&gt;</text:placeholder></text:span></text:span><text:span text:style-name="Fuente_20_de_20_párrafo_20_predeter."><text:span text:style-name="T39"> </text:span></text:span></text:p>
      <text:p text:style-name="P177"><text:placeholder text:placeholder-type="text">&lt;/for&gt;</text:placeholder></text:p>
      <text:p text:style-name="P177"><text:placeholder text:placeholder-type="text">&lt;/for&gt;</text:placeholder></text:p>
      <text:p text:style-name="P31"/>
      <text:list xml:id="list2004688822" text:continue-numbering="true" text:style-name="WWNum5">
        <text:list-item>
          <text:p text:style-name="P333">Nomes químicos, fórmula estrutural e fórmula bruta do(s) ingrediente(s) ativo(s):</text:p>
        </text:list-item>
      </text:list>
      <text:p text:style-name="P32"/>
      <text:p text:style-name="P155"><text:placeholder text:placeholder-type="text">&lt;for each="cqq in cqqs(o,'chemical')"&gt;</text:placeholder></text:p>
      <text:p text:style-name="P61"><text:span text:style-name="T2">Nome químico:</text:span><text:span text:style-name="T3"> </text:span><text:span text:style-name="Fuente_20_de_20_párrafo_20_predeter."><text:span text:style-name="T38"><text:placeholder text:placeholder-type="text">&lt;for each="other_name in ing_other_names(cqq.ingredient_id,'Chemical Name')"&gt;</text:placeholder></text:span></text:span><text:span text:style-name="Fuente_20_de_20_párrafo_20_predeter."><text:span text:style-name="T38"><text:placeholder text:placeholder-type="text">&lt;other_name.name&gt;</text:placeholder></text:span></text:span><text:span text:style-name="Fuente_20_de_20_párrafo_20_predeter."><text:span text:style-name="T38"> </text:span></text:span><text:span text:style-name="T4"><text:placeholder text:placeholder-type="text">&lt;/for&gt;</text:placeholder></text:span></text:p>
      <text:p text:style-name="P180"/>
      <text:p text:style-name="P36">Fórmula estrutural:</text:p>
      <text:p text:style-name="P36"/>
      <text:p text:style-name="P13"><draw:frame draw:style-name="fr1" draw:name="image: asimage(cqq.ingredient_id.chemical_structure,)" text:anchor-type="paragraph" draw:z-index="0"><draw:text-box fo:min-height="3.948cm" fo:min-width="8.193cm"><text:p text:style-name="Frame_20_contents">Imagen</text:p></draw:text-box></draw:frame></text:p>
      <text:p text:style-name="P13"/>
      <text:p text:style-name="P5"><text:span text:style-name="T87">Fórmula bruta:</text:span><text:span text:style-name="T97"> </text:span><text:span text:style-name="T97"><text:placeholder text:placeholder-type="text">&lt;cqq.ingredient_id.molecular_formula&gt;</text:placeholder></text:span></text:p>
      <text:p text:style-name="P227"/>
      <text:p text:style-name="P41"><text:placeholder text:placeholder-type="text">&lt;/for&gt;</text:placeholder></text:p>
      <text:p text:style-name="P32"><text:bookmark-start text:name="bkmFabProcs"/><text:bookmark-start text:name="bkmFabNome31"/></text:p>
      <text:list xml:id="list159441431" text:continue-numbering="true" text:style-name="WWNum5">
        <text:list-item>
          <text:p text:style-name="P338">Grau de pureza e procedência do(s) produto(s) técnico(s):</text:p>
        </text:list-item>
      </text:list>
      <text:p text:style-name="P33"/>
      <text:p text:style-name="P166">Grau de pureza</text:p>
      <text:p text:style-name="P155"><text:placeholder text:placeholder-type="text">&lt;for each="cqq in cqqs(o,'chemical')"&gt;</text:placeholder></text:p>
      <text:p text:style-name="P272"><text:span text:style-name="T82"><text:placeholder text:placeholder-type="text">&lt;cqq.ingredient_id.name&gt;</text:placeholder></text:span><text:span text:style-name="T79">: </text:span><text:span text:style-name="T16">concentração mínima de </text:span><text:span text:style-name="T16"><text:placeholder text:placeholder-type="text">&lt;cqq.min_concentration&gt;</text:placeholder></text:span><text:span text:style-name="T16"> </text:span><text:span text:style-name="T16"><text:placeholder text:placeholder-type="text">&lt;cqq.uom_id.name&gt;</text:placeholder></text:span></text:p>
      <text:p text:style-name="P201"><text:soft-page-break/><text:placeholder text:placeholder-type="text">&lt;/for&gt;</text:placeholder></text:p>
      <text:p text:style-name="P18"/>
      <text:p text:style-name="P48">Procedência do produto técnico:</text:p>
      <text:p text:style-name="P155"><text:placeholder text:placeholder-type="text">&lt;for each="cqq in cqqs(o,'chemical')"&gt;</text:placeholder></text:p>
      <text:p text:style-name="P271"><text:placeholder text:placeholder-type="text">&lt;cqq.ingredient_id.name&gt;</text:placeholder></text:p>
      <text:p text:style-name="P194"><text:span text:style-name="T116"><text:placeholder text:placeholder-type="text">&lt;/for&gt;</text:placeholder></text:span><text:span text:style-name="T116"> </text:span></text:p>
      <text:p text:style-name="P155"><text:placeholder text:placeholder-type="text">&lt;for each="partner in partners(o, 'manufacturer')"&gt;</text:placeholder></text:p>
      <text:p text:style-name="P315"><text:placeholder text:placeholder-type="text">&lt;partner.name&gt;</text:placeholder></text:p>
      <text:p text:style-name="P314"><text:placeholder text:placeholder-type="text">&lt;format_partner_address(partner)&gt;</text:placeholder></text:p>
      <text:p text:style-name="P204"><text:span text:style-name="T34"><text:placeholder text:placeholder-type="text">&lt;/for&gt;</text:placeholder></text:span><text:span text:style-name="T34"> </text:span></text:p>
      <text:p text:style-name="P42"/>
      <text:list xml:id="list1693566334" text:continue-numbering="true" text:style-name="WWNum5">
        <text:list-item>
          <text:p text:style-name="P335">Identidade, concentração e toxicidade, quando aplicável, das impurezas presente no(s) produto(s) técnico(s):</text:p>
        </text:list-item>
      </text:list>
      <text:p text:style-name="P24"/>
      <text:p text:style-name="P254"><text:span text:style-name="Fuente_20_de_20_párrafo_20_predeter."><text:span text:style-name="T46"><text:placeholder text:placeholder-type="text">&lt;if test="o.type=='technical_product'"&gt;</text:placeholder></text:span></text:span></text:p>
      <text:p text:style-name="P6"><text:span text:style-name="T97">As impurezas são discutidas na </text:span><text:span text:style-name="T86">“Declaração da Composição Qualitativa e Quantitativa”</text:span><text:span text:style-name="T97"> do produto </text:span><text:span text:style-name="T93"><text:placeholder text:placeholder-type="text">&lt;o.technical_product_id.name&gt;</text:placeholder></text:span><text:span text:style-name="T93"> </text:span></text:p>
      <text:p text:style-name="P44"/>
      <text:p text:style-name="P6"><text:span text:style-name="T97">Estas informações e documentos estão constantes no </text:span><text:span text:style-name="T86">Anexo 16.1</text:span><text:span text:style-name="T97">.</text:span></text:p>
      <text:p text:style-name="P182"><text:span text:style-name="Fuente_20_de_20_párrafo_20_predeter."><text:span text:style-name="T57"><text:placeholder text:placeholder-type="text">&lt;/if&gt;</text:placeholder></text:span></text:span></text:p>
      <text:p text:style-name="P255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0"><text:span text:style-name="T72">Segue anexa a Declaração da Composição Quali-quantitativa dos produto(s) </text:span><text:span text:style-name="T62"><text:placeholder text:placeholder-type="text">&lt;o.formulated_product_id.name&gt;</text:placeholder></text:span><text:span text:style-name="T62">,</text:span><text:span text:style-name="T35"> </text:span><text:span text:style-name="T72">emitido(s) em </text:span><field:fieldmark-start text:name="__Fieldmark__14108_1192725653" field:type=""/><text:span text:style-name="T117">12 de julho de 2010</text:span><field:fieldmark-end/><text:span text:style-name="T72"> e em </text:span><field:fieldmark-start text:name="__Fieldmark__14115_1192725653" field:type=""/><text:span text:style-name="T117">19 de julho de 2010</text:span><field:fieldmark-end/><text:span text:style-name="T72">, respectivamente, baseada nos estudo(s):</text:span></text:p>
      <text:p text:style-name="P188"><text:span text:style-name="Fuente_20_de_20_párrafo_20_predeter."><text:span text:style-name="T40"/></text:span></text:p>
      <text:p text:style-name="P185"><text:span text:style-name="Fuente_20_de_20_párrafo_20_predeter."><text:span text:style-name="T40"><text:placeholder text:placeholder-type="text">&lt;for each="cqq in cqqs(o,'chemical')"&gt;</text:placeholder></text:span></text:span></text:p>
      <text:p text:style-name="P185"><text:span text:style-name="Fuente_20_de_20_párrafo_20_predeter."><text:span text:style-name="T58"><text:placeholder text:placeholder-type="text">&lt;cqq.ingredient_id.name&gt;</text:placeholder></text:span></text:span><text:span text:style-name="Fuente_20_de_20_párrafo_20_predeter."><text:span text:style-name="T58">:</text:span></text:span></text:p>
      <text:p text:style-name="P191"><text:span text:style-name="Fuente_20_de_20_párrafo_20_predeter."><text:span text:style-name="T40"><text:placeholder text:placeholder-type="text">&lt;/for&gt;</text:placeholder></text:span></text:span></text:p>
      <text:p text:style-name="P176"><text:span text:style-name="Fuente_20_de_20_párrafo_20_predeter."><text:span text:style-name="T47"><text:placeholder text:placeholder-type="text">&lt;for each="study in studies(o, 'Five-Batches')"&gt;</text:placeholder></text:span></text:span></text:p>
      <text:p text:style-name="P140"><text:span text:style-name="T103">Fabricante: </text:span><text:span text:style-name="T15"><text:placeholder text:placeholder-type="text">&lt;study.supplier_id.name&gt;</text:placeholder></text:span></text:p>
      <text:p text:style-name="P169"><text:span text:style-name="T72">Estudo Ref.:</text:span><text:span text:style-name="T26"><text:placeholder text:placeholder-type="text">&lt;study.name&gt;</text:placeholder></text:span><text:span text:style-name="T26">.</text:span><text:span text:style-name="T72"> Laboratório </text:span><text:span text:style-name="T26"><text:placeholder text:placeholder-type="text">&lt;study.laboratory_id.name&gt;</text:placeholder></text:span></text:p>
      <text:p text:style-name="P192"><text:placeholder text:placeholder-type="text">&lt;/for&gt;</text:placeholder></text:p>
      <text:p text:style-name="P190"><text:span text:style-name="Fuente_20_de_20_párrafo_20_predeter."><text:span text:style-name="T57"><text:placeholder text:placeholder-type="text">&lt;/if&gt;</text:placeholder></text:span></text:span></text:p>
      <text:p text:style-name="P24"/>
      <text:list xml:id="list1763645361" text:continue-numbering="true" text:style-name="WWNum5">
        <text:list-item>
          <text:p text:style-name="P332">Nomes comerciais (das formulações): </text:p>
        </text:list-item>
      </text:list>
      <text:p text:style-name="P230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231"><text:placeholder text:placeholder-type="text">&lt;o.technical_product_id.name&gt;</text:placeholder></text:p>
      <text:p text:style-name="P181"><text:placeholder text:placeholder-type="text">&lt;/if&gt;</text:placeholder></text:p>
      <text:p text:style-name="P255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75"><text:span text:style-name="Fuente_20_de_20_párrafo_20_predeter."><text:span text:style-name="T54"><text:placeholder text:placeholder-type="text">&lt;o.formulated_product_id.name&gt;</text:placeholder>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231"/>
      <text:list xml:id="list1391186657" text:continue-numbering="true" text:style-name="WWNum5">
        <text:list-item>
          <text:p text:style-name="P334">Concentração total de ingredientes ativos e inertes e identidade de todos os componentes da formulação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5"><text:span text:style-name="Fuente_20_de_20_párrafo_20_predeter."><text:span text:style-name="T48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147">Componente Químico</text:p>
          </table:table-cell>
          <table:table-cell table:style-name="Tabla1.A1" office:value-type="string">
            <text:p text:style-name="P147">Função</text:p>
          </table:table-cell>
          <table:table-cell table:style-name="Tabla1.A1" office:value-type="string">
            <text:p text:style-name="P147">Concentração</text:p>
            <text:p text:style-name="P147">(g/l)</text:p>
          </table:table-cell>
          <table:table-cell table:style-name="Tabla1.A1" office:value-type="string">
            <text:p text:style-name="P147">Limite Mínimo</text:p>
            <text:p text:style-name="P147">(g/l )</text:p>
          </table:table-cell>
          <table:table-cell table:style-name="Tabla1.A1" office:value-type="string">
            <text:p text:style-name="P312">Limite Máximo (g/l)</text:p>
          </table:table-cell>
          <table:table-cell table:style-name="Tabla1.F1" office:value-type="string">
            <text:p text:style-name="P147">Nº CAS</text:p>
          </table:table-cell>
        </table:table-row>
        <table:table-row table:style-name="Tabla1.2">
          <table:table-cell table:style-name="Tabla1.A2" office:value-type="string">
            <text:p text:style-name="P155"><text:placeholder text:placeholder-type="text">&lt;for each="cqq in cqqs(o,only_main_ing=False)"&gt;</text:placeholder><text:soft-page-break/></text:p>
          </table:table-cell>
          <table:table-cell table:style-name="Tabla1.A2" office:value-type="string">
            <text:p text:style-name="P148"/>
          </table:table-cell>
          <table:table-cell table:style-name="Tabla1.A2" office:value-type="string">
            <text:p text:style-name="P148"/>
          </table:table-cell>
          <table:table-cell table:style-name="Tabla1.A2" office:value-type="string">
            <text:p text:style-name="P148"/>
          </table:table-cell>
          <table:table-cell table:style-name="Tabla1.A2" office:value-type="string">
            <text:p text:style-name="P148"/>
          </table:table-cell>
          <table:table-cell table:style-name="Tabla1.F2" office:value-type="string">
            <text:p text:style-name="P62"/>
          </table:table-cell>
        </table:table-row>
        <table:table-row table:style-name="Tabla1.2">
          <table:table-cell table:style-name="Tabla1.A2" office:value-type="string">
            <text:p text:style-name="P161"><text:placeholder text:placeholder-type="text">&lt;cqq.ingredient_id.name&gt;</text:placeholder></text:p>
          </table:table-cell>
          <table:table-cell table:style-name="Tabla1.A2" office:value-type="string">
            <text:p text:style-name="P161"><text:placeholder text:placeholder-type="text">&lt;cqq.ingredient_function_id.name&gt;</text:placeholder></text:p>
          </table:table-cell>
          <table:table-cell table:style-name="Tabla1.A2" office:value-type="string">
            <text:p text:style-name="P161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1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1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1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13"><text:placeholder text:placeholder-type="text">&lt;/for&gt;</text:placeholder></text:p>
          </table:table-cell>
          <table:table-cell table:style-name="Tabla1.A2" office:value-type="string">
            <text:p text:style-name="P148"/>
          </table:table-cell>
          <table:table-cell table:style-name="Tabla1.A2" office:value-type="string">
            <text:p text:style-name="P148"/>
          </table:table-cell>
          <table:table-cell table:style-name="Tabla1.A2" office:value-type="string">
            <text:p text:style-name="P148"/>
          </table:table-cell>
          <table:table-cell table:style-name="Tabla1.A2" office:value-type="string">
            <text:p text:style-name="P148"/>
          </table:table-cell>
          <table:table-cell table:style-name="Tabla1.F2" office:value-type="string">
            <text:p text:style-name="P62"/>
          </table:table-cell>
        </table:table-row>
      </table:table>
      <text:p text:style-name="P210"><text:span text:style-name="Fuente_20_de_20_párrafo_20_predeter."><text:span text:style-name="T52"><text:placeholder text:placeholder-type="text">&lt;/if&gt;</text:placeholder></text:span></text:span></text:p>
      <text:p text:style-name="P26"><text:tab/></text:p>
      <text:list xml:id="list1640261713" text:continue-numbering="true" text:style-name="WWNum5">
        <text:list-item>
          <text:p text:style-name="P334">Classe, segundo o uso agronômico, grupo químico e o modo de ação:</text:p>
        </text:list-item>
      </text:list>
      <text:p text:style-name="P178"/>
      <text:p text:style-name="P178"><text:placeholder text:placeholder-type="text">&lt;for each="cqq in cqqs(o,'chemical')"&gt;</text:placeholder></text:p>
      <text:p text:style-name="P202"><text:placeholder text:placeholder-type="text">&lt;cqq.ingredient_id.name&gt;</text:placeholder></text:p>
      <text:p text:style-name="P3"><text:span text:style-name="T101">Classe: </text:span><text:span text:style-name="T101"><text:placeholder text:placeholder-type="text">&lt;cqq.ingredient_id.agronomic_class_id.name&gt;</text:placeholder></text:span></text:p>
      <text:p text:style-name="P3"><text:span text:style-name="T101">Grupo químico: </text:span><text:span text:style-name="T101"><text:placeholder text:placeholder-type="text">&lt;cqq.ingredient_id.ingredient_group_id.name&gt;</text:placeholder></text:span></text:p>
      <text:p text:style-name="P225"><text:span text:style-name="Fuente_20_de_20_párrafo_20_predeter."><text:span text:style-name="T41"><text:placeholder text:placeholder-type="text">&lt;if test="o.type=='technical_product'"&gt;</text:placeholder></text:span></text:span></text:p>
      <text:p text:style-name="P3"><text:span text:style-name="T101">Modo de ação: </text:span><text:span text:style-name="T101"><text:placeholder text:placeholder-type="text">&lt;for each="modes in cqq.ingredient_id.mode_of_action_ids"&gt;</text:placeholder></text:span><text:span text:style-name="T97"><text:placeholder text:placeholder-type="text">&lt;modes.name&gt;</text:placeholder></text:span><text:span text:style-name="T97">, </text:span><text:span text:style-name="T92"><text:placeholder text:placeholder-type="text">&lt;/for&gt;</text:placeholder></text:span><text:span text:style-name="T92"> </text:span></text:p>
      <text:p text:style-name="P73"><text:span text:style-name="T9">Referência: </text:span><text:span text:style-name="T27"><text:placeholder text:placeholder-type="text">&lt;for each="inf in informations(o, 'Referência RT II, item H','approved')"&gt;</text:placeholder></text:span><text:span text:style-name="T31"><text:placeholder text:placeholder-type="text">&lt;insert_html(inf)&gt;</text:placeholder></text:span><text:span text:style-name="T27"><text:placeholder text:placeholder-type="text">&lt;/for&gt;</text:placeholder></text:span></text:p>
      <text:p text:style-name="P181"><text:placeholder text:placeholder-type="text">&lt;/if&gt;</text:placeholder></text:p>
      <text:p text:style-name="P255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55"><text:span text:style-name="Fuente_20_de_20_párrafo_20_predeter."><text:span text:style-name="T59">Modo de ação: </text:span></text:span><text:span text:style-name="Fuente_20_de_20_párrafo_20_predeter."><text:span text:style-name="T59"><text:placeholder text:placeholder-type="text">&lt;o.mode_of_action&gt;</text:placeholder></text:span></text:span></text:p>
      <text:p text:style-name="P181"><text:span text:style-name="Fuente_20_de_20_párrafo_20_predeter."><text:span text:style-name="T59"><text:placeholder text:placeholder-type="text">&lt;/if&gt;</text:placeholder></text:span></text:span></text:p>
      <text:p text:style-name="P181"><text:span text:style-name="Fuente_20_de_20_párrafo_20_predeter."><text:span text:style-name="T59"/></text:span></text:p>
      <text:p text:style-name="P14"><text:span text:style-name="T65"><text:placeholder text:placeholder-type="text">&lt;/for&gt;</text:placeholder></text:span><text:span text:style-name="T65"> </text:span></text:p>
      <text:list xml:id="list209987966" text:continue-numbering="true" text:style-name="WWNum5">
        <text:list-item>
          <text:p text:style-name="P334">Modalidade de aplicação (costal, tratorizada, aérea ou outra)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55"><text:placeholder text:placeholder-type="text">&lt;for each="inf in informations(o, 'Modalidade de aplicação','approved')"&gt;</text:placeholder></text:p>
      <text:p text:style-name="P154"><text:placeholder text:placeholder-type="text">&lt;insert_html(inf)&gt;</text:placeholder></text:p>
      <text:p text:style-name="P187"><text:span text:style-name="Fuente_20_de_20_párrafo_20_predeter."><text:span text:style-name="T40"><text:placeholder text:placeholder-type="text">&lt;/for&gt;</text:placeholder></text:span></text:span>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25"/>
      <text:list xml:id="list1821423596" text:continue-numbering="true" text:style-name="WWNum5">
        <text:list-item>
          <text:p text:style-name="P334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89"><text:span text:style-name="Fuente_20_de_20_párrafo_20_predeter."><text:span text:style-name="T58">Tipo de formulação: </text:span></text:span><text:span text:style-name="Fuente_20_de_20_párrafo_20_predeter."><text:span text:style-name="T40"><text:placeholder text:placeholder-type="text">&lt;o.formulation_type_id.name&gt;</text:placeholder></text:span></text:span></text:p>
      <text:p text:style-name="P186"><text:span text:style-name="Fuente_20_de_20_párrafo_20_predeter."><text:span text:style-name="T49"/></text:span></text:p>
      <text:p text:style-name="P81">Características físicas e químicas da formulação:</text:p>
      <text:p text:style-name="P95"><text:placeholder text:placeholder-type="text">&lt;for each="study in studies(o, 'Estado Físico, aspecto, cor e odor')"&gt;</text:placeholder></text:p>
      <text:p text:style-name="P81"/>
      <text:p text:style-name="P63"><text:soft-page-break/><text:span text:style-name="T91">Aspecto, cor e odor:</text:span><text:span text:style-name="T104"> </text:span><text:span text:style-name="T81"><text:placeholder text:placeholder-type="text">&lt;insert_html(study.result_pt)&gt;</text:placeholder></text:span></text:p>
      <text:p text:style-name="P66"><text:span text:style-name="T87">Ref.: </text:span><text:span text:style-name="T105"><text:placeholder text:placeholder-type="text">&lt;study.reference&gt;</text:placeholder></text:span><text:span text:style-name="T105">, </text:span><text:span text:style-name="T105"><text:placeholder text:placeholder-type="text">&lt;study.name&gt;</text:placeholder></text:span><text:span text:style-name="T105">,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if test="study.director_author_id"&gt;</text:placeholder></text:span><text:span text:style-name="T105"><text:placeholder text:placeholder-type="text">&lt;study.director_author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study.number_of_pages&gt;</text:placeholder></text:span><text:span text:style-name="T105"> pag, </text:span><text:span text:style-name="T105"><text:placeholder text:placeholder-type="text">&lt;if test="study.end_date"&gt;</text:placeholder></text:span><text:span text:style-name="T105"><text:placeholder text:placeholder-type="text">&lt;formatLang(study.end_date,date=True)&gt;</text:placeholder></text:span><text:span text:style-name="T105"><text:placeholder text:placeholder-type="text">&lt;/if&gt;</text:placeholder></text:span></text:p>
      <text:p text:style-name="P269"><text:placeholder text:placeholder-type="text">&lt;/for&gt;</text:placeholder></text:p>
      <text:p text:style-name="P270"/>
      <text:p text:style-name="P95"><text:placeholder text:placeholder-type="text">&lt;for each="study in studies(o, 'Densidade')"&gt;</text:placeholder></text:p>
      <text:p text:style-name="P63"><text:span text:style-name="T91">Densidade:</text:span><text:span text:style-name="T104"> </text:span><text:span text:style-name="T81"><text:placeholder text:placeholder-type="text">&lt;insert_html(study.result_pt)&gt;</text:placeholder></text:span></text:p>
      <text:p text:style-name="P66"><text:span text:style-name="T87">Ref.: </text:span><text:span text:style-name="T105"><text:placeholder text:placeholder-type="text">&lt;study.reference&gt;</text:placeholder></text:span><text:span text:style-name="T105">, </text:span><text:span text:style-name="T105"><text:placeholder text:placeholder-type="text">&lt;study.name&gt;</text:placeholder></text:span><text:span text:style-name="T105">,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if test="study.director_author_id"&gt;</text:placeholder></text:span><text:span text:style-name="T105"><text:placeholder text:placeholder-type="text">&lt;study.director_author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study.number_of_pages&gt;</text:placeholder></text:span><text:span text:style-name="T105"> pag, </text:span><text:span text:style-name="T105"><text:placeholder text:placeholder-type="text">&lt;if test="study.end_date"&gt;</text:placeholder></text:span><text:span text:style-name="T105"><text:placeholder text:placeholder-type="text">&lt;formatLang(study.end_date,date=True)&gt;</text:placeholder></text:span><text:span text:style-name="T105"><text:placeholder text:placeholder-type="text">&lt;/if&gt;</text:placeholder></text:span></text:p>
      <text:p text:style-name="P269"><text:placeholder text:placeholder-type="text">&lt;/for&gt;</text:placeholder></text:p>
      <text:p text:style-name="P270"/>
      <text:p text:style-name="P95"><text:placeholder text:placeholder-type="text">&lt;for each="study in studies(o, 'Solubilidade/Miscibilidade')"&gt;</text:placeholder></text:p>
      <text:p text:style-name="P63"><text:span text:style-name="T91">Solubilidade / Miscibilidade:</text:span><text:span text:style-name="T104"> </text:span><text:span text:style-name="T81"><text:placeholder text:placeholder-type="text">&lt;insert_html(study.result_pt)&gt;</text:placeholder></text:span></text:p>
      <text:p text:style-name="P66"><text:span text:style-name="T87">Ref.: </text:span><text:span text:style-name="T105"><text:placeholder text:placeholder-type="text">&lt;study.reference&gt;</text:placeholder></text:span><text:span text:style-name="T105">, </text:span><text:span text:style-name="T105"><text:placeholder text:placeholder-type="text">&lt;study.name&gt;</text:placeholder></text:span><text:span text:style-name="T105">,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if test="study.director_author_id"&gt;</text:placeholder></text:span><text:span text:style-name="T105"><text:placeholder text:placeholder-type="text">&lt;study.director_author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study.number_of_pages&gt;</text:placeholder></text:span><text:span text:style-name="T105"> pag, </text:span><text:span text:style-name="T105"><text:placeholder text:placeholder-type="text">&lt;if test="study.end_date"&gt;</text:placeholder></text:span><text:span text:style-name="T105"><text:placeholder text:placeholder-type="text">&lt;formatLang(study.end_date,date=True)&gt;</text:placeholder></text:span><text:span text:style-name="T105"><text:placeholder text:placeholder-type="text">&lt;/if&gt;</text:placeholder></text:span></text:p>
      <text:p text:style-name="P270"><text:placeholder text:placeholder-type="text">&lt;/for&gt;</text:placeholder></text:p>
      <text:p text:style-name="P170"/>
      <text:p text:style-name="P63"><text:span text:style-name="T91">Concentração do produto técnico na formulação:</text:span><text:span text:style-name="T101"> </text:span></text:p>
      <text:p text:style-name="P97"><text:placeholder text:placeholder-type="text">&lt;for each="cqq in cqqs(o,'chemical')"&gt;</text:placeholder></text:p>
      <text:p text:style-name="P162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2"><text:placeholder text:placeholder-type="text">&lt;/for&gt;</text:placeholder></text:p>
      <text:p text:style-name="P162"/>
      <text:p text:style-name="P63"><text:span text:style-name="T91">Dosagem: </text:span><text:span text:style-name="T104">Complementar</text:span></text:p>
      <text:p text:style-name="P98"/>
      <text:p text:style-name="P82"><text:span text:style-name="T117">Época de aplicação e frequência:</text:span><text:span text:style-name="T66"> </text:span><text:span text:style-name="T31"><text:placeholder text:placeholder-type="text">&lt;for each="inf in informations(o, 'Número, Época e Intervalo de Aplicação','approved')"&gt;</text:placeholder></text:span><text:span text:style-name="T31"><text:placeholder text:placeholder-type="text">&lt;insert_html(inf)&gt;</text:placeholder></text:span><text:span text:style-name="T32"><text:placeholder text:placeholder-type="text">&lt;/for&gt;</text:placeholder></text:span></text:p>
      <text:p text:style-name="P158"/>
      <text:p text:style-name="P82"><text:span text:style-name="T71">Restrição de uso:</text:span><text:span text:style-name="T64"> </text:span><text:span text:style-name="T31"><text:placeholder text:placeholder-type="text">&lt;for each="inf in informations(o, 'Restrições de uso','approved')"&gt;</text:placeholder></text:span></text:p>
      <text:p text:style-name="P154"><text:span text:style-name="T40"><text:placeholder text:placeholder-type="text">&lt;insert_html(inf)&gt;</text:placeholder></text:span><text:span text:style-name="Fuente_20_de_20_párrafo_20_predeter."><text:span text:style-name="T6"><text:placeholder text:placeholder-type="text">&lt;/for&gt;</text:placeholder></text:span></text:span>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25"/>
      <text:list xml:id="list642010674" text:continue-numbering="true" text:style-name="WWNum5">
        <text:list-item>
          <text:p text:style-name="P334">Finalidade - indicação das culturas onde será aplicado, bem como as pragas, doenças ou ervas daninhas visadas para controle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46">INSTRUÇÕES DE USO:</text:p>
      <text:p text:style-name="P155"><text:placeholder text:placeholder-type="text">&lt;for each="inf in informations(o, 'Purpose')"&gt;</text:placeholder></text:p>
      <text:p text:style-name="P154"><text:placeholder text:placeholder-type="text">&lt;insert_html(inf)&gt;</text:placeholder></text:p>
      <text:p text:style-name="P168"><text:placeholder text:placeholder-type="text">&lt;/for&gt;</text:placeholder></text:p>
      <text:p text:style-name="P274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90">Cultura</text:p>
          </table:table-cell>
          <table:table-cell table:style-name="Tabla2.A1" table:number-columns-spanned="2" office:value-type="string">
            <text:p text:style-name="P277">Praga</text:p>
          </table:table-cell>
          <table:covered-table-cell/>
          <table:table-cell table:style-name="Tabla2.D1" table:number-rows-spanned="2" office:value-type="string">
            <text:p text:style-name="P90">Dose</text:p>
          </table:table-cell>
        </table:table-row>
        <table:table-row table:style-name="Tabla2.2">
          <table:covered-table-cell/>
          <table:table-cell table:style-name="Tabla2.A2" office:value-type="string">
            <text:p text:style-name="P91">Nome Científico</text:p>
          </table:table-cell>
          <table:table-cell table:style-name="Tabla2.A2" office:value-type="string">
            <text:p text:style-name="P91">Nome Comum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78"><text:placeholder text:placeholder-type="text">&lt;for each="rec in o.use_recommendation_ids"&gt;</text:placeholder></text:p>
          </table:table-cell>
          <table:table-cell table:style-name="Tabla2.A2" office:value-type="string">
            <text:p text:style-name="P281"/>
          </table:table-cell>
          <table:table-cell table:style-name="Tabla2.A2" office:value-type="string">
            <text:p text:style-name="P69"/>
          </table:table-cell>
          <table:table-cell table:style-name="Tabla2.D2" office:value-type="string">
            <text:p text:style-name="P69"/>
          </table:table-cell>
        </table:table-row>
        <table:table-row table:style-name="Tabla2.1">
          <table:table-cell table:style-name="Tabla2.A2" office:value-type="string">
            <text:p text:style-name="P282"><text:placeholder text:placeholder-type="text">&lt;rec.crop_id.common_name&gt;</text:placeholder></text:p>
          </table:table-cell>
          <table:table-cell table:style-name="Tabla2.A2" office:value-type="string">
            <text:p text:style-name="P282"><text:placeholder text:placeholder-type="text">&lt;rec.crop_id.name&gt;</text:placeholder></text:p>
          </table:table-cell>
          <table:table-cell table:style-name="Tabla2.A2" office:value-type="string">
            <text:p text:style-name="P282"><text:placeholder text:placeholder-type="text">&lt;rec.crop_id.common_name&gt;</text:placeholder></text:p>
          </table:table-cell>
          <table:table-cell table:style-name="Tabla2.D2" office:value-type="string">
            <text:p text:style-name="P282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A2" office:value-type="string">
            <text:p text:style-name="P282"><text:placeholder text:placeholder-type="text">&lt;/for&gt;</text:placeholder></text:p>
          </table:table-cell>
          <table:table-cell table:style-name="Tabla2.A2" office:value-type="string">
            <text:p text:style-name="P281"/>
          </table:table-cell>
          <table:table-cell table:style-name="Tabla2.A2" office:value-type="string">
            <text:p text:style-name="P69"/>
          </table:table-cell>
          <table:table-cell table:style-name="Tabla2.D2" office:value-type="string">
            <text:p text:style-name="P69"/>
          </table:table-cell>
        </table:table-row>
      </table:table>
      <text:p text:style-name="P274"/>
      <text:p text:style-name="P174"><text:span text:style-name="Fuente_20_de_20_párrafo_20_predeter."><text:span text:style-name="T40"><text:placeholder text:placeholder-type="text">&lt;for each="inf in informations(o, 'Use instructions')"&gt;</text:placeholder></text:span></text:span></text:p>
      <text:p text:style-name="P154"><text:placeholder text:placeholder-type="text">&lt;insert_html(inf)&gt;</text:placeholder></text:p>
      <text:p text:style-name="P214"><text:span text:style-name="Fuente_20_de_20_párrafo_20_predeter."><text:span text:style-name="T7"><text:placeholder text:placeholder-type="text">&lt;/for&gt;</text:placeholder></text:span></text:span>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39"/>
      <text:list xml:id="list697217464" text:continue-numbering="true" text:style-name="WWNum5">
        <text:list-item>
          <text:p text:style-name="P334">Testes de campo, método analítico e resultados das análises dos ingredientes ativos remanescentes na cultura alimentar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36">Trata-se de registro de Produto Formulado com base em Produto Técnico Equivalente, e, segundo o Decreto Nº 5.981, de 06 de dezembro de 2006:</text:p>
      <text:p text:style-name="P264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64">I - mesmo tipo de formulação;</text:p>
      <text:p text:style-name="P264">II - mesmas indicações de culturas e modalidades de emprego já registradas;</text:p>
      <text:p text:style-name="P264">III - aplicação de quantidade igual ou inferior de ingrediente ativo durante o ciclo ou safra da cultura; e</text:p>
      <text:p text:style-name="P264">IV - intervalo de segurança igual ou superior.</text:p>
      <text:p text:style-name="P263"><text:span text:style-name="Fuente_20_de_20_párrafo_20_predeter."><text:span text:style-name="T40">Estes dados se encontram disponíveis no item </text:span></text:span><text:span text:style-name="Fuente_20_de_20_párrafo_20_predeter."><text:span text:style-name="T60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0">nformações e documentos exigidos no Anexo II, item 22 do Decreto 4.074/02 e informações de acordo com os § 2 e 16, do Art.10, do Decreto 5.981/06.</text:span></text:span>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21"/>
      <text:list xml:id="list139057138" text:continue-numbering="true" text:style-name="WWNum5">
        <text:list-item>
          <text:p text:style-name="P334">Proposições quanto a Limite Máximo de Resíduo - LMR ou quando, for o caso, Limite dos Resíduos Estranho – LRE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6"><text:soft-page-break/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67"><text:placeholder text:placeholder-type="text">&lt;for each="cqq in cqqs(o,'chemical')"&gt;</text:placeholder></text:p>
      <text:p text:style-name="P172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61">Culturas</text:p>
          </table:table-cell>
          <table:table-cell table:style-name="Tabla3.A1" office:value-type="string">
            <text:p text:style-name="P161">LMR (mg/kg)</text:p>
          </table:table-cell>
          <table:table-cell table:style-name="Tabla3.A1" office:value-type="string">
            <text:p text:style-name="P161">Modalidade de</text:p>
            <text:p text:style-name="P161">Emprego (Aplicação)</text:p>
          </table:table-cell>
          <table:table-cell table:style-name="Tabla3.D1" office:value-type="string">
            <text:p text:style-name="P161">Intervalo de</text:p>
            <text:p text:style-name="P161">Segurança (dias)</text:p>
          </table:table-cell>
        </table:table-row>
        <table:table-row>
          <table:table-cell table:style-name="Tabla3.A2" office:value-type="string">
            <text:p text:style-name="P278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151"/>
          </table:table-cell>
          <table:table-cell table:style-name="Tabla3.A2" office:value-type="string">
            <text:p text:style-name="P151"/>
          </table:table-cell>
          <table:table-cell table:style-name="Tabla3.D2" office:value-type="string">
            <text:p text:style-name="P151"/>
          </table:table-cell>
        </table:table-row>
        <table:table-row>
          <table:table-cell table:style-name="Tabla3.A2" office:value-type="string">
            <text:p text:style-name="P282"><text:placeholder text:placeholder-type="text">&lt;rec.crop_id.common_name&gt;</text:placeholder></text:p>
          </table:table-cell>
          <table:table-cell table:style-name="Tabla3.A2" office:value-type="string">
            <text:p text:style-name="P282"><text:placeholder text:placeholder-type="text">&lt;rec.LMR&gt;</text:placeholder></text:p>
          </table:table-cell>
          <table:table-cell table:style-name="Tabla3.A2" office:value-type="string">
            <text:p text:style-name="P282"><text:placeholder text:placeholder-type="text">&lt;rec.application_mode_id.name&gt;</text:placeholder></text:p>
          </table:table-cell>
          <table:table-cell table:style-name="Tabla3.D2" office:value-type="string">
            <text:p text:style-name="P282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82"><text:placeholder text:placeholder-type="text">&lt;/for&gt;</text:placeholder></text:p>
          </table:table-cell>
          <table:table-cell table:style-name="Tabla3.A2" office:value-type="string">
            <text:p text:style-name="P151"/>
          </table:table-cell>
          <table:table-cell table:style-name="Tabla3.A2" office:value-type="string">
            <text:p text:style-name="P151"/>
          </table:table-cell>
          <table:table-cell table:style-name="Tabla3.D2" office:value-type="string">
            <text:p text:style-name="P151"/>
          </table:table-cell>
        </table:table-row>
      </table:table>
      <text:p text:style-name="P213"><text:span text:style-name="Fuente_20_de_20_párrafo_20_predeter."><text:span text:style-name="T8"><text:placeholder text:placeholder-type="text">&lt;/for&gt;</text:placeholder></text:span></text:span>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25"/>
      <text:list xml:id="list169332635" text:continue-numbering="true" text:style-name="WWNum5">
        <text:list-item>
          <text:p text:style-name="P334">Intervalo de reentrada de pessoas nas áreas tratadas: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63"><text:placeholder text:placeholder-type="text">&lt;for each="inf in informations(o, 'Intervalo de reentrada')"&gt;</text:placeholder></text:p>
      <text:p text:style-name="P154"><text:placeholder text:placeholder-type="text">&lt;insert_html(inf)&gt;</text:placeholder></text:p>
      <text:p text:style-name="P268"><text:span text:style-name="Fuente_20_de_20_párrafo_20_predeter."><text:span text:style-name="T55"><text:placeholder text:placeholder-type="text">&lt;/for&gt;</text:placeholder></text:span></text:span>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43"/>
      <text:list xml:id="list938601364" text:continue-numbering="true" text:style-name="WWNum5">
        <text:list-item>
          <text:p text:style-name="P334">Limites Máximos de Resíduos - LMR - disponíveis, de preferência a nível internacional;</text:p>
        </text:list-item>
      </text:list>
      <text:p text:style-name="P25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8">Não se aplica. Trata-se de produto técnico.</text:p>
      <text:p text:style-name="P181"/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52"><text:placeholder text:placeholder-type="text">&lt;for each="cqq in cqqs(o,'chemical')"&gt;</text:placeholder></text:p>
      <text:p text:style-name="P152"><text:placeholder text:placeholder-type="text">&lt;cqq.ingredient_id.name&gt;</text:placeholder></text:p>
      <text:p text:style-name="P152"><text:placeholder text:placeholder-type="text">&lt;for each="lmr in cqq.ingredient_id.lmr_ids"&gt;</text:placeholder></text:p>
      <text:p text:style-name="P256"><text:span text:style-name="Fuente_20_de_20_párrafo_20_predeter."><text:span text:style-name="T48"><text:placeholder text:placeholder-type="text">&lt;if test="not lmr.country_id"&gt;</text:placeholder></text:span></text:span></text:p>
      <text:p text:style-name="P152"><text:placeholder text:placeholder-type="text">&lt;insert_html(lmr.description)&gt;</text:placeholder></text:p>
      <text:p text:style-name="P256"><text:span text:style-name="Fuente_20_de_20_párrafo_20_predeter."><text:span text:style-name="T56"/></text:span></text:p>
      <text:p text:style-name="P256"><text:span text:style-name="Fuente_20_de_20_párrafo_20_predeter."><text:span text:style-name="T48"><text:placeholder text:placeholder-type="text">&lt;/if&gt;</text:placeholder></text:span></text:span></text:p>
      <text:p text:style-name="P211"><text:span text:style-name="Fuente_20_de_20_párrafo_20_predeter."><text:span text:style-name="T40"><text:placeholder text:placeholder-type="text">&lt;/for&gt;</text:placeholder></text:span></text:span></text:p>
      <text:p text:style-name="P215"><text:span text:style-name="Fuente_20_de_20_párrafo_20_predeter."><text:span text:style-name="T5"><text:placeholder text:placeholder-type="text">&lt;/for&gt;</text:placeholder></text:span></text:span></text:p>
      <text:p text:style-name="P196"><text:span text:style-name="Fuente_20_de_20_párrafo_20_predeter."><text:span text:style-name="T42"><text:placeholder text:placeholder-type="text">&lt;/if&gt;</text:placeholder></text:span></text:span></text:p>
      <text:list xml:id="list2028928837" text:continue-numbering="true" text:style-name="WWNum5">
        <text:list-item>
          <text:p text:style-name="P334">Dados biológicos envolvendo aspectos bioquímicos e toxicológicos</text:p>
        </text:list-item>
      </text:list>
      <text:p text:style-name="P21"/>
      <text:p text:style-name="P224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7"><text:span text:style-name="T68">Trata-se de Registro de Produto Técnico por Equivalência, e, portanto, as características bioquímicas e toxicológicas são equivalentes ao produto técnico de referência </text:span><text:span text:style-name="T33"><text:placeholder text:placeholder-type="text">&lt;for each="inf in informations(o, 'Produto de referência - Nome','approved')"&gt;</text:placeholder></text:span><text:span text:style-name="T33"><text:placeholder text:placeholder-type="text">&lt;insert_html(inf)&gt;</text:placeholder></text:span><text:span text:style-name="T33"><text:placeholder text:placeholder-type="text">&lt;/for&gt;</text:placeholder></text:span><text:span text:style-name="T33"> - </text:span><text:span text:style-name="T68">registro no MAPA sob o n</text:span><text:span text:style-name="T74">0</text:span><text:span text:style-name="T33"><text:placeholder text:placeholder-type="text">&lt;for each="inf in informations(o, 'Produto de referência - Número Registro','approved')"&gt;</text:placeholder></text:span><text:soft-page-break/><text:span text:style-name="T33"> </text:span><text:span text:style-name="T33"><text:placeholder text:placeholder-type="text">&lt;insert_html(inf)&gt;</text:placeholder></text:span><text:span text:style-name="T68"><text:placeholder text:placeholder-type="text">&lt;/for&gt;</text:placeholder></text:span><text:span text:style-name="T68"> de acordo com Lista Positiva de Produtos Técnicos de Referência, emitida pela ANVISA.</text:span></text:p>
      <text:p text:style-name="P181"><text:placeholder text:placeholder-type="text">&lt;/if&gt;</text:placeholder></text:p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5">Sumário de estudos toxicológicos solicitados de acordo com a Portaria nº 03, de 16/01/1992, constante no Anexo I, deste Relatório Técnico.</text:p>
      <text:p text:style-name="P186"><text:span text:style-name="Fuente_20_de_20_párrafo_20_predeter."><text:span text:style-name="T40"><text:placeholder text:placeholder-type="text">&lt;/if&gt;</text:placeholder></text:span></text:span></text:p>
      <text:p text:style-name="P31"/>
      <text:list xml:id="list1430595014" text:continue-numbering="true" text:style-name="WWNum5">
        <text:list-item>
          <text:p text:style-name="P336"><text:span text:style-name="T36">Métodos de desativação e descarte do agrotóxico e de seus componentes de modo a impedir que os remanescentes provoquem riscos ao meio ambiente e a saúde pública </text:span><text:span text:style-name="T37">(Anexo 11.9)</text:span><text:span text:style-name="T36">:</text:span></text:p>
        </text:list-item>
      </text:list>
      <text:p text:style-name="P233"/>
      <text:p text:style-name="P247"><text:span text:style-name="T9">Método de desativação: </text:span><text:span text:style-name="T31"><text:placeholder text:placeholder-type="text">&lt;for each="inf in informations(o, 'Método de desativação','approved')"&gt;</text:placeholder></text:span><text:span text:style-name="T31"><text:placeholder text:placeholder-type="text">&lt;insert_html(inf)&gt;</text:placeholder></text:span><text:span text:style-name="T11"><text:placeholder text:placeholder-type="text">&lt;/for&gt;</text:placeholder></text:span></text:p>
      <text:p text:style-name="P54"/>
      <text:p text:style-name="P155"><text:placeholder text:placeholder-type="text">&lt;for each="study in studies(o, 'Laudo de Desativação','approved')"&gt;</text:placeholder></text:p>
      <text:p text:style-name="P115"><text:span text:style-name="T97">Segue anexa cópia autenticada do Laudo Técnico nº </text:span><text:span text:style-name="T105"><text:placeholder text:placeholder-type="text">&lt;study.reference&gt;</text:placeholder></text:span><text:span text:style-name="T98"> </text:span><text:span text:style-name="T97">da </text:span><text:span text:style-name="T105"><text:placeholder text:placeholder-type="text">&lt;study.name&gt;</text:placeholder></text:span><text:span text:style-name="T97"> referente à desativação do produto </text:span><text:bookmark-start text:name="bkmHeaderName1"/><text:bookmark-start text:name="bmkHeaderProd3"/><text:span text:style-name="T17"><text:placeholder text:placeholder-type="text">&lt;if test="o.type=='technical_product'"&gt;</text:placeholder></text:span><text:bookmark-end text:name="bmkHeaderProd3"/><text:span text:style-name="T17"><text:placeholder text:placeholder-type="text">&lt;o.technical_product_id.name&gt;</text:placeholder></text:span><text:span text:style-name="T17"><text:placeholder text:placeholder-type="text">&lt;/if&gt;</text:placeholder></text:span><text:bookmark-end text:name="bkmHeaderName1"/><text:bookmark-start text:name="bmkHeaderProd22"/><text:span text:style-name="T17"><text:placeholder text:placeholder-type="text">&lt;if test="o.type=='formulated_product'"&gt;</text:placeholder></text:span><text:bookmark-end text:name="bmkHeaderProd22"/><text:span text:style-name="T17"><text:placeholder text:placeholder-type="text">&lt;o.formulated_product_id.name&gt;</text:placeholder></text:span><text:span text:style-name="T17"><text:placeholder text:placeholder-type="text">&lt;/if&gt;</text:placeholder></text:span><text:span text:style-name="T97"> de </text:span><text:span text:style-name="T105"><text:placeholder text:placeholder-type="text">&lt;if test="study.end_date")&gt;</text:placeholder></text:span><text:span text:style-name="T105"><text:placeholder text:placeholder-type="text">&lt;formatLang(study.end_date, date=True)&gt;</text:placeholder></text:span><text:span text:style-name="T105"><text:placeholder text:placeholder-type="text">&lt;/if&gt;</text:placeholder></text:span></text:p>
      <text:p text:style-name="P193"><text:placeholder text:placeholder-type="text">&lt;/for&gt;</text:placeholder></text:p>
      <text:p text:style-name="P193"/>
      <text:list xml:id="list2094224405" text:continue-numbering="true" text:style-name="WWNum5">
        <text:list-item>
          <text:p text:style-name="P334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34"/>
      <text:p text:style-name="P256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89">PRECAUÇÕES GERAIS: </text:p>
      <text:list xml:id="list481897124" text:style-name="WWNum10">
        <text:list-item>
          <text:p text:style-name="P326"><text:span text:style-name="T97">Produto para </text:span><text:span text:style-name="T86">uso exclusivamente agrícola </text:span></text:p>
        </text:list-item>
        <text:list-item>
          <text:p text:style-name="P327">Não coma, não beba e não fume durante o manuseio e aplicação do produto.</text:p>
        </text:list-item>
        <text:list-item>
          <text:p text:style-name="P327">Não manuseie ou aplique o produto sem os equipamentos de proteção individual (EPI) recomendados.</text:p>
        </text:list-item>
        <text:list-item>
          <text:p text:style-name="P327">Os equipamentos de proteção individual (EPI) recomendados devem ser vestidos na seguinte ordem: macacão, botas, avental, máscara, óculos, touca árabe e luvas.</text:p>
        </text:list-item>
        <text:list-item>
          <text:p text:style-name="P327">Não utilize equipamentos de proteção individual (EPI) danificados.</text:p>
        </text:list-item>
        <text:list-item>
          <text:p text:style-name="P327">Não utilize equipamentos com vazamentos ou defeitos.</text:p>
        </text:list-item>
        <text:list-item>
          <text:p text:style-name="P327">Não desentupa bicos, orifícios e válvulas com a boca.</text:p>
        </text:list-item>
        <text:list-item>
          <text:p text:style-name="P327">Não transporte o produto juntamente com alimentos, medicamentos, rações, animais e pessoas.</text:p>
        </text:list-item>
      </text:list>
      <text:p text:style-name="P290"/>
      <text:p text:style-name="P289">PRECAUÇÕES NA PREPARAÇÃO DA CALDA: </text:p>
      <text:list xml:id="list184670418" text:continue-numbering="true" text:style-name="WWNum10">
        <text:list-item>
          <text:p text:style-name="P327">Caso ocorra contato acidental da pessoa com o produto, siga as orientações descritas em primeiros socorros e procure rapidamente um serviço médico de emergência.</text:p>
        </text:list-item>
        <text:list-item>
          <text:p text:style-name="P327">Ao abrir a embalagem, faça-o de modo a evitar respingos dispersão de poeira.</text:p>
        </text:list-item>
        <text:list-item>
          <text:p text:style-name="P326"><text:span text:style-name="T97">Utilize equipamento de proteção individual – EPI: macacão com tratamento hidrorrepelente com </text:span><text:span text:style-name="T101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22"><text:soft-page-break/>Manuseie o produto em local aberto e ventilado. </text:p>
        </text:list-item>
      </text:list>
      <text:p text:style-name="P291"/>
      <text:p text:style-name="P81">PRECAUÇÕES DURANTE A APLICAÇÃO: </text:p>
      <text:list xml:id="list1523608027" text:style-name="WWNum11">
        <text:list-item>
          <text:p text:style-name="P323">Evite o máximo possível o contato com a área de aplicação </text:p>
        </text:list-item>
        <text:list-item>
          <text:p text:style-name="P323">Não aplique o produto na presença de ventos fortes e nas horas mais quentes do dia. </text:p>
        </text:list-item>
        <text:list-item>
          <text:p text:style-name="P323">Verifique a direção do vento, aplique o produto de forma a evitar o contato do aplicador com a névoa do produto, conforme o equipamento de aplicação. </text:p>
        </text:list-item>
        <text:list-item>
          <text:p text:style-name="P323">Aplique o produto somente nas doses recomendadas e observe o intervalo de segurança (intervalo entre a última aplicação e a colheita). </text:p>
        </text:list-item>
        <text:list-item>
          <text:p text:style-name="P323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74"/>
      <text:p text:style-name="P81">PRECAUÇÕES APÓS A APLICAÇÃO: </text:p>
      <text:list xml:id="list1374336278" text:style-name="WWNum12">
        <text:list-item>
          <text:p text:style-name="P324">Sinalizar a área tratada com os dizeres: "PROIBIDA A ENTRADA. ÁREA TRATADA" e manter os avisos até o final do período de reentrada </text:p>
        </text:list-item>
        <text:list-item>
          <text:p text:style-name="P324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24">Mantenha o restante do produto adequadamente fechado em sua embalagem original em local trancado, longe do alcance de crianças e animais. </text:p>
        </text:list-item>
        <text:list-item>
          <text:p text:style-name="P324">Antes de retirar os equipamentos de proteção individual (EPI), lave as luvas ainda vestidas para evitar contaminação. </text:p>
        </text:list-item>
        <text:list-item>
          <text:p text:style-name="P324">Os equipamentos de proteção individual (EPls) recomendados devem ser retirados na seguinte ordem: touca árabe, óculos, avental, botas, macacão, luvas e máscara. </text:p>
        </text:list-item>
        <text:list-item>
          <text:p text:style-name="P324">Tome banho imediatamente após a aplicação do produto. </text:p>
        </text:list-item>
        <text:list-item>
          <text:p text:style-name="P324">Troque e lave as suas roupas de proteção separado das demais roupas da família. Ao lavar as roupas utilizar luvas e avental impermeável. </text:p>
        </text:list-item>
        <text:list-item>
          <text:p text:style-name="P324">Faça a manutenção e lavagem dos equipamentos de proteção após cada aplicação do produto.</text:p>
        </text:list-item>
        <text:list-item>
          <text:p text:style-name="P324">Fique atento ao tempo de uso dos filtros, seguindo corretamente as especificações do fabricante.</text:p>
        </text:list-item>
        <text:list-item>
          <text:p text:style-name="P324">Não reutilizar a embalagem vazia. </text:p>
        </text:list-item>
        <text:list-item>
          <text:p text:style-name="P325">No descarte de embalagens utilize equipamento de proteção individual - EPI: macacão de algodão hidrorrepelente com mangas compridas, luvas de nitrila e botas de borracha.</text:p>
        </text:list-item>
      </text:list>
      <text:p text:style-name="P273"><text:span text:style-name="Fuente_20_de_20_párrafo_20_predeter."><text:span text:style-name="T40"/></text:span></text:p>
      <text:list xml:id="list207704299" text:continue-numbering="true" text:style-name="WWNum12">
        <text:list-header>
          <text:p text:style-name="P328"><text:span text:style-name="Fuente_20_de_20_párrafo_20_predeter."><text:span text:style-name="T40"><text:placeholder text:placeholder-type="text">&lt;/if&gt;</text:placeholder></text:span></text:span></text:p>
        </text:list-header>
      </text:list>
      <text:p text:style-name="P234"/>
      <table:table table:name="Tabla4" table:style-name="Tabla4">
        <table:table-column table:style-name="Tabla4.A"/>
        <table:table-row>
          <table:table-cell table:style-name="Tabla4.A1" office:value-type="string">
            <text:p text:style-name="P155"><text:placeholder text:placeholder-type="text">&lt;for each="inf in informations(o, 'Primeiros socorros','approved')"&gt;</text:placeholder></text:p>
            <text:p text:style-name="P155"><text:placeholder text:placeholder-type="text">&lt;insert_html(inf)&gt;</text:placeholder></text:p>
            <text:p text:style-name="P199"><text:placeholder text:placeholder-type="text">&lt;/for&gt;</text:placeholder></text:p>
          </table:table-cell>
        </table:table-row>
      </table:table>
      <text:p text:style-name="P216"/>
      <text:p text:style-name="P144"><text:span text:style-name="T28">intoxicações por </text:span><text:span text:style-name="T29"><text:placeholder text:placeholder-type="text">&lt;if test="o.type=='technical_product'"&gt;</text:placeholder></text:span><text:span text:style-name="T29"><text:placeholder text:placeholder-type="text">&lt;o.technical_product_id.name&gt;</text:placeholder></text:span><text:span text:style-name="T29"><text:placeholder text:placeholder-type="text">&lt;/if&gt;</text:placeholder></text:span><text:span text:style-name="T29"><text:placeholder text:placeholder-type="text">&lt;if test="o.type=='formulated_product'"&gt;</text:placeholder></text:span><text:span text:style-name="T29"><text:placeholder text:placeholder-type="text">&lt;o.formulated_product_id.name&gt;</text:placeholder></text:span><text:span text:style-name="T29"><text:placeholder text:placeholder-type="text">&lt;/if&gt;</text:placeholder></text:span></text:p>
      <text:p text:style-name="P145">Informações MÉdicas</text:p>
      <text:p text:style-name="P14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Grupo químico</text:p>
          </table:table-cell>
          <table:table-cell table:style-name="Tabla5.B1" office:value-type="string">
            <text:p text:style-name="P155"><text:placeholder text:placeholder-type="text">&lt;for each="cqq in cqqs(o,'chemical')"&gt;</text:placeholder></text:p>
            <text:p text:style-name="P155"><text:soft-page-break/><text:placeholder text:placeholder-type="text">&lt;cqq.ingredient_id.ingredient_group_id.name&gt;</text:placeholder></text:p>
            <text:p text:style-name="P177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11">Classe toxicológica </text:p>
          </table:table-cell>
          <table:table-cell table:style-name="Tabla5.B2" office:value-type="string">
            <text:p text:style-name="P21">A ser definido pela ANVISA</text:p>
          </table:table-cell>
        </table:table-row>
        <table:table-row table:style-name="Tabla5.1">
          <table:table-cell table:style-name="Tabla5.A3" office:value-type="string">
            <text:p text:style-name="P11">Vias de exposição</text:p>
          </table:table-cell>
          <table:table-cell table:style-name="Tabla5.B7" office:value-type="string">
            <text:p text:style-name="P49"><text:placeholder text:placeholder-type="text">&lt;for each="inf in informations(o, 'Informações Médicas - Vias de exposição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Toxicocinética</text:p>
          </table:table-cell>
          <table:table-cell table:style-name="Tabla5.B7" office:value-type="string">
            <text:p text:style-name="P152"><text:placeholder text:placeholder-type="text">&lt;if test="o.type=='formulated_product'"&gt;</text:placeholder></text:p>
            <text:p text:style-name="P152"><text:placeholder text:placeholder-type="text">&lt;for each="cqq in cqqs(o,'chemical')"&gt;</text:placeholder></text:p>
            <text:p text:style-name="P153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9"><text:placeholder text:placeholder-type="text">&lt;for each="inf in informations(o, 'Informações Médicas - Toxicocinética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Mecanismos de toxicidade</text:p>
          </table:table-cell>
          <table:table-cell table:style-name="Tabla5.B7" office:value-type="string">
            <text:p text:style-name="P152"><text:placeholder text:placeholder-type="text">&lt;if test="o.type=='formulated_product'"&gt;</text:placeholder></text:p>
            <text:p text:style-name="P152"><text:placeholder text:placeholder-type="text">&lt;for each="cqq in cqqs(o,'chemical')"&gt;</text:placeholder></text:p>
            <text:p text:style-name="P153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9"><text:placeholder text:placeholder-type="text">&lt;for each="inf in informations(o, 'Informações Médicas - Mecanismos de Toxicidade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Sintomas e sinais clínicos</text:p>
          </table:table-cell>
          <table:table-cell table:style-name="Tabla5.B7" office:value-type="string">
            <text:p text:style-name="P152"><text:placeholder text:placeholder-type="text">&lt;if test="o.type=='formulated_product'"&gt;</text:placeholder></text:p>
            <text:p text:style-name="P152"><text:placeholder text:placeholder-type="text">&lt;for each="cqq in cqqs(o,'chemical')"&gt;</text:placeholder></text:p>
            <text:p text:style-name="P153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9"><text:placeholder text:placeholder-type="text">&lt;for each="inf in informations(o, 'Informações Médicas - Sintomas e sinais clínicos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Diagnóstico</text:p>
          </table:table-cell>
          <table:table-cell table:style-name="Tabla5.B7" office:value-type="string">
            <text:p text:style-name="P152"><text:placeholder text:placeholder-type="text">&lt;if test="o.type=='formulated_product'"&gt;</text:placeholder></text:p>
            <text:p text:style-name="P152"><text:placeholder text:placeholder-type="text">&lt;for each="cqq in cqqs(o,'chemical')"&gt;</text:placeholder></text:p>
            <text:p text:style-name="P153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9"><text:placeholder text:placeholder-type="text">&lt;for each="inf in informations(o, 'Informações Médicas - Diagnóstico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3" text:outline-level="1">Tratamento</text:h>
            <text:p text:style-name="P11"/>
          </table:table-cell>
          <table:table-cell table:style-name="Tabla5.B8" office:value-type="string">
            <text:p text:style-name="P152"><text:placeholder text:placeholder-type="text">&lt;if test="o.type=='formulated_product'"&gt;</text:placeholder></text:p>
            <text:p text:style-name="P152"><text:placeholder text:placeholder-type="text">&lt;for each="cqq in cqqs(o,'chemical')"&gt;</text:placeholder></text:p>
            <text:p text:style-name="P153"><text:placeholder text:placeholder-type="text">&lt;cqq.ingredient_id.name&gt;</text:placeholder></text:p>
            <text:p text:style-name="P184"><text:soft-page-break/><text:placeholder text:placeholder-type="text">&lt;/for&gt;</text:placeholder></text:p>
            <text:p text:style-name="P184"><text:placeholder text:placeholder-type="text">&lt;/if&gt;</text:placeholder></text:p>
            <text:p text:style-name="P49"><text:placeholder text:placeholder-type="text">&lt;for each="inf in informations(o, 'Informações Médicas - Tratamento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3" text:outline-level="1">Contra-indicações</text:h>
          </table:table-cell>
          <table:table-cell table:style-name="Tabla5.B12" office:value-type="string">
            <text:p text:style-name="P152"><text:placeholder text:placeholder-type="text">&lt;if test="o.type=='formulated_product'"&gt;</text:placeholder></text:p>
            <text:p text:style-name="P152"><text:placeholder text:placeholder-type="text">&lt;for each="cqq in cqqs(o,'chemical')"&gt;</text:placeholder></text:p>
            <text:p text:style-name="P153"><text:placeholder text:placeholder-type="text">&lt;cqq.ingredient_id.name&gt;</text:placeholder></text:p>
            <text:p text:style-name="P184"><text:placeholder text:placeholder-type="text">&lt;/for&gt;</text:placeholder></text:p>
            <text:p text:style-name="P184"><text:placeholder text:placeholder-type="text">&lt;/if&gt;</text:placeholder></text:p>
            <text:p text:style-name="P49"><text:placeholder text:placeholder-type="text">&lt;for each="inf in informations(o, 'Informações Médicas - Contra-indicações','approved')"&gt;</text:placeholder></text:p>
            <text:p text:style-name="P154"><text:placeholder text:placeholder-type="text">&lt;insert_html(inf)&gt;</text:placeholder></text:p>
            <text:p text:style-name="P56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21"><text:span text:style-name="Fuente_20_de_20_párrafo_20_predeter."><text:span text:style-name="T50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58">Efeitos sinérgicos</text:p>
          </table:table-cell>
          <table:table-cell table:style-name="Tabla5.B12" office:value-type="string">
            <text:p text:style-name="P49"><text:placeholder text:placeholder-type="text">&lt;for each="inf in informations(o, 'Efeitos sinérgicos','approved')"&gt;</text:placeholder></text:p>
            <text:p text:style-name="P154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58">ATENÇÃO</text:p>
          </table:table-cell>
          <table:table-cell table:style-name="Tabla5.B12" office:value-type="string">
            <text:p text:style-name="P4"><text:span text:style-name="T97">Ligue para o </text:span><text:span text:style-name="T86">Disque-Intoxicação:</text:span><text:span text:style-name="T97"> </text:span><text:span text:style-name="T86">0800-722-6001 </text:span><text:span text:style-name="T97">para notificar o caso e obter informações especializadas sobre o diagnóstico e tratamento.</text:span></text:p>
            <text:p text:style-name="P22">Rede Nacional de Centros de Informação e Assistência Toxicológica</text:p>
            <text:p text:style-name="P22">RENACIAT – ANVISA/MS</text:p>
            <text:p text:style-name="P22"/>
            <text:p text:style-name="P22">Notifique ao sistema de informação de agravos de notificação (SINAN / MS)</text:p>
            <text:p text:style-name="P22"/>
            <text:p text:style-name="P40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23"><text:span text:style-name="Fuente_20_de_20_párrafo_20_predeter."><text:span text:style-name="T44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23"><text:span text:style-name="Fuente_20_de_20_párrafo_20_predeter."><text:span text:style-name="T44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58">ATENÇÃO</text:p>
          </table:table-cell>
          <table:table-cell table:style-name="Tabla5.B15" office:value-type="string">
            <text:p text:style-name="P9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9">Rede Nacional de Centros de Informação e Assistência Toxicológica</text:p>
            <text:p text:style-name="P9">RENACIAT – ANVISA/MS</text:p>
            <text:p text:style-name="P9"/>
            <text:p text:style-name="P9">Notifique ao sistema de informação de agravos de notificação (SINAN / MS)</text:p>
            <text:p text:style-name="P9"/>
            <text:p text:style-name="P9">TELEFONES PARA OS CASOS DE EMERGÊNCIA: </text:p>
            <text:p text:style-name="P9">Centro do Controle de Envenenamento do Paraná: 0800 41 0148</text:p>
            <text:p text:style-name="P9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21"><text:span text:style-name="Fuente_20_de_20_párrafo_20_predeter."><text:span text:style-name="T50"><text:placeholder text:placeholder-type="text">&lt;/if&gt;</text:placeholder></text:span></text:span></text:p>
          </table:table-cell>
          <table:covered-table-cell/>
        </table:table-row>
      </table:table>
      <text:p text:style-name="P222"><text:span text:style-name="Fuente_20_de_20_párrafo_20_predeter."><text:span text:style-name="T51"><text:placeholder text:placeholder-type="text">&lt;if test="o.type=='technical_product'"&gt;</text:placeholder></text:span></text:span></text:p>
      <text:p text:style-name="P29"><text:soft-page-break/>MECANISMOS DE AÇÃO, ABSORÇÃO E EXCREÇÃO PARA ANIMAIS DE LABORATÓRIO:</text:p>
      <text:p text:style-name="P63"><text:span text:style-name="T16">Trata-se de Registro de Produto Técnico por Equivalência, e, portanto, as características bioquímicas e toxicológicas são equivalentes ao produto técnico de referência </text:span><text:span text:style-name="T79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6">registro no MAPA sob o n</text:span><text:span text:style-name="T10">0</text:span><text:span text:style-name="T79"><text:placeholder text:placeholder-type="text">&lt;for each="inf in informations(o, 'Produto de referência - Número Registro','approved')"&gt;</text:placeholder></text:span><text:span text:style-name="T79"> </text:span><text:span text:style-name="T79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12"/>
      <text:p text:style-name="P30">EFEITOS AGUDOS PARA ANIMAIS DE LABORATÓRIO:</text:p>
      <text:p text:style-name="P63"><text:span text:style-name="T16">Trata-se de Registro de Produto Técnico por Equivalência, e, portanto, as características bioquímicas e toxicológicas são equivalentes ao produto técnico de referência </text:span><text:span text:style-name="T79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6">registro no MAPA sob o n</text:span><text:span text:style-name="T10">0</text:span><text:span text:style-name="T79"><text:placeholder text:placeholder-type="text">&lt;for each="inf in informations(o, 'Produto de referência - Número Registro','approved')"&gt;</text:placeholder></text:span><text:span text:style-name="T79"> </text:span><text:span text:style-name="T79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23"/>
      <text:p text:style-name="P30">EFEITOS CRÔNICOS PARA ANIMAIS DE LABORATÓRIO:</text:p>
      <text:p text:style-name="P63"><text:span text:style-name="T16">Trata-se de Registro de Produto Técnico por Equivalência, e, portanto, as características bioquímicas e toxicológicas são equivalentes ao produto técnico de referência </text:span><text:span text:style-name="T79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6">registro no MAPA sob o n</text:span><text:span text:style-name="T10">0</text:span><text:span text:style-name="T79"><text:placeholder text:placeholder-type="text">&lt;for each="inf in informations(o, 'Produto de referência - Número Registro','approved')"&gt;</text:placeholder></text:span><text:span text:style-name="T79"> </text:span><text:span text:style-name="T79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20">de acordo com Lista Positiva de Produtos Técnicos de Referência, emitida pela ANVISA.</text:span></text:p>
      <text:p text:style-name="P203"/>
      <text:p text:style-name="P45">RELATÓRIO DE ESTUDOS DE PROPRIEDADES FÍSICO-QUÍMICAS</text:p>
      <text:p text:style-name="P45"/>
      <text:p text:style-name="P133">INFORMAÇÕES E DOCUMENTOS EXIGIDOS NO ANEXO II, ITEM 16.6 DO DECRETO 4.074/02, ALTERADO PELO DEC. 5.981/06.</text:p>
      <text:p text:style-name="P19"/>
      <text:p text:style-name="P116">16.6.1. Pressão de vapor (Anexo 16.6.1)</text:p>
      <text:p text:style-name="P19"/>
      <text:p text:style-name="P163"><text:placeholder text:placeholder-type="text">&lt;for each="study in studies(o,  'Pressão vapor','approved')"&gt;</text:placeholder></text:p>
      <text:p text:style-name="P249"/>
      <text:p text:style-name="P70"><text:span text:style-name="T87">Resumo</text:span><text:span text:style-name="T99">: </text:span><text:span text:style-name="T107"><text:placeholder text:placeholder-type="text">&lt;insert_html(study.summary_pt)&gt;</text:placeholder></text:span></text:p>
      <text:p text:style-name="P103"/>
      <text:p text:style-name="P71"><text:span text:style-name="T87">Resultado</text:span><text:span text:style-name="T99">: </text:span><text:span text:style-name="T108"><text:placeholder text:placeholder-type="text">&lt;insert_html(study.result_pt)&gt;</text:placeholder></text:span></text:p>
      <text:p text:style-name="P77"/>
      <text:p text:style-name="P83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36"><text:placeholder text:placeholder-type="text">&lt;/for&gt;</text:placeholder></text:p>
      <text:p text:style-name="P235"/>
      <text:p text:style-name="P116">16.6.2. Ponto de fusão/ebulição (Anexo 16.6.2)</text:p>
      <text:p text:style-name="P19"/>
      <text:p text:style-name="P163"><text:placeholder text:placeholder-type="text">&lt;for each="study in studies(o,  'Ponto de fusão','approved')"&gt;</text:placeholder></text:p>
      <text:p text:style-name="P84"/>
      <text:p text:style-name="P67"><text:span text:style-name="T87">Resumo</text:span><text:span text:style-name="T99">: </text:span><text:span text:style-name="T105"><text:placeholder text:placeholder-type="text">&lt;insert_html(study.summary_pt)&gt;</text:placeholder></text:span></text:p>
      <text:p text:style-name="P76"/>
      <text:p text:style-name="P68"><text:span text:style-name="T87">Resultado</text:span><text:span text:style-name="T99">: </text:span><text:span text:style-name="T106"><text:placeholder text:placeholder-type="text">&lt;insert_html(study.result_pt)&gt;</text:placeholder></text:span></text:p>
      <text:p text:style-name="P77"/>
      <text:p text:style-name="P83"><text:soft-page-break/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36"><text:placeholder text:placeholder-type="text">&lt;/for&gt;</text:placeholder></text:p>
      <text:p text:style-name="P19"/>
      <text:p text:style-name="P119"><text:span text:style-name="T95">16.6.3. Solubilidade em água</text:span><text:span text:style-name="T96"> </text:span><text:span text:style-name="T87">e solventes orgânicos </text:span><text:span text:style-name="T96">(Anexo </text:span><text:span text:style-name="T95">16.6.3)</text:span></text:p>
      <text:p text:style-name="P35"/>
      <text:p text:style-name="P163"><text:placeholder text:placeholder-type="text">&lt;for each="study in studies(o,  'Solubilidade/Miscibilidade','approved')"&gt;</text:placeholder></text:p>
      <text:p text:style-name="P251"/>
      <text:p text:style-name="P70"><text:span text:style-name="T87">Resumo</text:span><text:span text:style-name="T99">: </text:span><text:span text:style-name="T107"><text:placeholder text:placeholder-type="text">&lt;insert_html(study.summary_pt)&gt;</text:placeholder></text:span></text:p>
      <text:p text:style-name="P103"/>
      <text:p text:style-name="P71"><text:span text:style-name="T87">Resultado</text:span><text:span text:style-name="T99">: </text:span><text:span text:style-name="T108"><text:placeholder text:placeholder-type="text">&lt;insert_html(study.result_pt)&gt;</text:placeholder></text:span></text:p>
      <text:p text:style-name="P104"/>
      <text:p text:style-name="P9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6"><text:placeholder text:placeholder-type="text">&lt;/for&gt;</text:placeholder></text:p>
      <text:p text:style-name="P19"/>
      <text:p text:style-name="P116">16.6.4. Coeficiente de partição N-octanol/água (Anexo 16.6.4)</text:p>
      <text:p text:style-name="P19"/>
      <text:p text:style-name="P163"><text:placeholder text:placeholder-type="text">&lt;for each="study in studies(o,  'Coeficiente de partição N-octanol/água','approved')"&gt;</text:placeholder></text:p>
      <text:p text:style-name="P251"/>
      <text:p text:style-name="P70"><text:span text:style-name="T87">Resumo</text:span><text:span text:style-name="T99">: </text:span><text:span text:style-name="T107"><text:placeholder text:placeholder-type="text">&lt;insert_html(study.summary_pt)&gt;</text:placeholder></text:span></text:p>
      <text:p text:style-name="P103"/>
      <text:p text:style-name="P71"><text:span text:style-name="T87">Resultado</text:span><text:span text:style-name="T99">: </text:span><text:span text:style-name="T108"><text:placeholder text:placeholder-type="text">&lt;insert_html(study.result_pt)&gt;</text:placeholder></text:span></text:p>
      <text:p text:style-name="P171"/>
      <text:p text:style-name="P9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7"><text:placeholder text:placeholder-type="text">&lt;/for&gt;</text:placeholder></text:p>
      <text:p text:style-name="P229"/>
      <text:list xml:id="list2074728542" text:continue-list="list2094224405" text:style-name="WWNum5">
        <text:list-item>
          <text:p text:style-name="P339">Outros dados, informações ou documentos exigidos em normas complementares:</text:p>
        </text:list-item>
      </text:list>
      <text:p text:style-name="P233"/>
      <text:p text:style-name="P117">Relatório de estudo da análise de 5 bateladas para cada fabricante. (Anexo 16.1)</text:p>
      <text:p text:style-name="P59"/>
      <text:p text:style-name="P46">Encaminhamos o estudo de análise de 5 bateladas do fabricante: </text:p>
      <text:p text:style-name="P59"/>
      <text:p text:style-name="P195"><text:placeholder text:placeholder-type="text">&lt;for each="manufacturer in partners(o, 'manufacturer')"&gt;</text:placeholder></text:p>
      <text:p text:style-name="P287"><text:span text:style-name="T30">Fabricante:</text:span><text:span text:style-name="T31"> </text:span><text:span text:style-name="T31"><text:placeholder text:placeholder-type="text">&lt;manufacturer.name&gt;</text:placeholder></text:span></text:p>
      <text:p text:style-name="P292"/>
      <text:p text:style-name="P293"><text:placeholder text:placeholder-type="text">&lt;if test="study(o, 'Five-Batches', 'approved', manufacturer)"&gt;</text:placeholder></text:p>
      <text:p text:style-name="P293"><text:placeholder text:placeholder-type="text">&lt;for each="study in study(o, 'Five-Batches', 'approved', manufacturer)"&gt;</text:placeholder></text:p>
      <text:p text:style-name="P207"/>
      <text:p text:style-name="P67"><text:span text:style-name="T22">Ref: </text:span><text:span text:style-name="T18"><text:placeholder text:placeholder-type="text">&lt;study.reference&gt;</text:placeholder></text:span><text:span text:style-name="T18">, </text:span><text:span text:style-name="T18"><text:placeholder text:placeholder-type="text">&lt;study.name&gt;</text:placeholder></text:span><text:span text:style-name="T18">, </text:span><text:span text:style-name="T18"><text:placeholder text:placeholder-type="text">&lt;if test="study.laboratory_id"&gt;</text:placeholder></text:span><text:span text:style-name="T18"><text:placeholder text:placeholder-type="text">&lt;study.laboratory_id.name&gt;</text:placeholder></text:span><text:span text:style-name="T18"><text:placeholder text:placeholder-type="text">&lt;/if&gt;</text:placeholder></text:span><text:span text:style-name="T18">, </text:span><text:span text:style-name="T18"><text:placeholder text:placeholder-type="text">&lt;if test="study.director_author_id"&gt;</text:placeholder></text:span><text:span text:style-name="T18"><text:placeholder text:placeholder-type="text">&lt;study.director_author_id.name&gt;</text:placeholder></text:span><text:span text:style-name="T18"><text:placeholder text:placeholder-type="text">&lt;/if&gt;</text:placeholder></text:span><text:span text:style-name="T18">, <text:s text:c="5"/></text:span><text:span text:style-name="T18"><text:placeholder text:placeholder-type="text">&lt;study.number_of_pages&gt;</text:placeholder></text:span><text:span text:style-name="T18"> pag, </text:span><text:span text:style-name="T18"><text:placeholder text:placeholder-type="text">&lt;if test="study.end_date"&gt;</text:placeholder></text:span><text:span text:style-name="T18"><text:placeholder text:placeholder-type="text">&lt;formatLang(study.end_date, date=True)&gt;</text:placeholder></text:span><text:span text:style-name="T18"><text:placeholder text:placeholder-type="text">&lt;/if&gt;</text:placeholder></text:span></text:p>
      <text:p text:style-name="P57"/>
      <text:p text:style-name="P200"><text:soft-page-break/><text:placeholder text:placeholder-type="text">&lt;/for&gt;</text:placeholder></text:p>
      <text:p text:style-name="P238"><text:placeholder text:placeholder-type="text">&lt;/if&gt;</text:placeholder></text:p>
      <text:p text:style-name="P279"><text:placeholder text:placeholder-type="text">&lt;/for&gt;</text:placeholder></text:p>
      <text:p text:style-name="P229"/>
      <text:p text:style-name="P229">Juntamente com o estudo de análise de 5 bateladas segue cópia autenticada com tradução juramentada do documento comprobatório de produção de cada batelada informando a unidade de fabricação</text:p>
      <text:p text:style-name="P229"/>
      <text:p text:style-name="P117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85"/>
      <text:p text:style-name="P285">Segue anexo:</text:p>
      <text:p text:style-name="P310"/>
      <text:p text:style-name="P288"><text:span text:style-name="T90">“Declaração da Composição Qualitativa e Quantitativa”</text:span><text:span text:style-name="T100"> do produto </text:span><text:span text:style-name="T93"><text:placeholder text:placeholder-type="text">&lt;o.technical_product_id.name&gt;</text:placeholder></text:span><text:span text:style-name="T93"> </text:span><text:span text:style-name="T100"><text:s/>elaborada com base no estudo de análise de cinco bateladas.</text:span></text:p>
      <text:p text:style-name="P286"/>
      <text:p text:style-name="P195"><text:placeholder text:placeholder-type="text">&lt;for each="manufacturer in partners(o, 'manufacturer')"&gt;</text:placeholder></text:p>
      <text:p text:style-name="P280"/>
      <text:p text:style-name="P295">Estudo de análise de cinco bateladas do fabricante:</text:p>
      <text:p text:style-name="P287"><text:span text:style-name="T30">Fabricante:</text:span><text:span text:style-name="T31"> </text:span><text:span text:style-name="T31"><text:placeholder text:placeholder-type="text">&lt;manufacturer.name&gt;</text:placeholder></text:span></text:p>
      <text:p text:style-name="P293"><text:placeholder text:placeholder-type="text">&lt;if test="study(o, 'Five-Batches', 'approved', manufacturer)"&gt;</text:placeholder></text:p>
      <text:p text:style-name="P293"><text:placeholder text:placeholder-type="text">&lt;for each="study in study(o, 'Five-Batches', 'approved', manufacturer)"&gt;</text:placeholder></text:p>
      <text:p text:style-name="P208"/>
      <text:p text:style-name="P70"><text:span text:style-name="T22">Ref: </text:span><text:span text:style-name="T21"><text:placeholder text:placeholder-type="text">&lt;study.reference&gt;</text:placeholder></text:span><text:span text:style-name="T21">, </text:span><text:span text:style-name="T21"><text:placeholder text:placeholder-type="text">&lt;study.name&gt;</text:placeholder></text:span><text:span text:style-name="T21">, </text:span><text:span text:style-name="T21"><text:placeholder text:placeholder-type="text">&lt;if test="study.laboratory_id"&gt;</text:placeholder></text:span><text:span text:style-name="T21"><text:placeholder text:placeholder-type="text">&lt;study.laboratory_id.name&gt;</text:placeholder></text:span><text:span text:style-name="T21"><text:placeholder text:placeholder-type="text">&lt;/if&gt;</text:placeholder></text:span><text:span text:style-name="T21">, </text:span><text:span text:style-name="T21"><text:placeholder text:placeholder-type="text">&lt;if test="study.director_author_id"&gt;</text:placeholder></text:span><text:span text:style-name="T21"><text:placeholder text:placeholder-type="text">&lt;study.director_author_id.name&gt;</text:placeholder></text:span><text:span text:style-name="T21"><text:placeholder text:placeholder-type="text">&lt;/if&gt;</text:placeholder></text:span><text:span text:style-name="T21">, <text:s text:c="5"/></text:span><text:span text:style-name="T21"><text:placeholder text:placeholder-type="text">&lt;study.number_of_pages&gt;</text:placeholder></text:span><text:span text:style-name="T21"> pag, </text:span><text:span text:style-name="T21"><text:placeholder text:placeholder-type="text">&lt;if test="study.end_date"&gt;</text:placeholder></text:span><text:span text:style-name="T21"><text:placeholder text:placeholder-type="text">&lt;formatLang(study.end_date, date=True)&gt;</text:placeholder></text:span><text:span text:style-name="T21"><text:placeholder text:placeholder-type="text">&lt;/if&gt;</text:placeholder></text:span></text:p>
      <text:p text:style-name="P57"/>
      <text:p text:style-name="P200"><text:placeholder text:placeholder-type="text">&lt;/for&gt;</text:placeholder></text:p>
      <text:p text:style-name="P238"><text:placeholder text:placeholder-type="text">&lt;/if&gt;</text:placeholder></text:p>
      <text:p text:style-name="P60"><text:placeholder text:placeholder-type="text">&lt;/for&gt;</text:placeholder></text:p>
      <text:p text:style-name="P20"/>
      <text:p text:style-name="P239">Juntamente com o estudo de análise de 5 bateladas segue cópia autenticada com tradução juramentada do documento comprobatório de produção de cada batelada informando a unidade de fabricação</text:p>
      <text:p text:style-name="P286"/>
      <text:p text:style-name="P286"/>
      <text:p text:style-name="P118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20"/>
      <text:p text:style-name="P141"><text:span text:style-name="T90">As impurezas são discutidas na </text:span><text:span text:style-name="T100">“Declaração da Composição Qualitativa e Quantitativa”</text:span><text:span text:style-name="T90"> do produto </text:span><text:span text:style-name="T93"><text:placeholder text:placeholder-type="text">&lt;o.technical_product_id.name&gt;</text:placeholder></text:span><text:span text:style-name="T93">;</text:span></text:p>
      <text:p text:style-name="P142"/>
      <text:p text:style-name="P141"><text:span text:style-name="T90">A metologia analítica quali-quantitativa do ingrediente ativo e suas impurezas encontram-se descritas no </text:span><text:span text:style-name="T100">Estudo de Análise de Cinco Bateladas</text:span><text:span text:style-name="T90"> do produto;</text:span></text:p>
      <text:p text:style-name="P142"/>
      <text:p text:style-name="P20">Estas informações e documentos estão constantes no Anexo 16.1</text:p>
      <text:p text:style-name="P38"/>
      <text:p text:style-name="P117"><text:soft-page-break/>Descrição da metodologia analítica dos principais produtos de degradação do ingrediente ativo, para fins de monitoramento e fiscalização. A dispensa desta informação fica sujeita à justificativa técnica fundamentada. </text:p>
      <text:p text:style-name="P38"/>
      <text:p text:style-name="P302"><text:span text:style-name="T90">Os principais produtos de degradação do ingrediente ativo, para fins de monitoramento e fiscalização, são discutidos na </text:span><text:span text:style-name="T100">“Declaração da Composição Qualitativa e Quantitativa</text:span><text:span text:style-name="T90">” do produto </text:span><text:span text:style-name="T93"><text:placeholder text:placeholder-type="text">&lt;o.technical_product_id.name&gt;</text:placeholder></text:span></text:p>
      <text:p text:style-name="P303"/>
      <text:p text:style-name="P302"><text:span text:style-name="T90">A descrição da metodologia analítica para os produtos de degradação do ingrediente ativo, para fins de monitoramento e fiscalização, encontra-se detalhada no </text:span><text:span text:style-name="T100">“Estudo de Análise de Cinco Bateladas”</text:span><text:span text:style-name="T90"> do produto; </text:span></text:p>
      <text:p text:style-name="P16"/>
      <text:p text:style-name="P20">Estas informações e documentos estão constantes no Anexo 16.1</text:p>
      <text:p text:style-name="P38"/>
      <text:p text:style-name="P117">Descrição do processo de produção do produto técnico, contemplando suas etapas de síntese, seus subprodutos e impurezas, fornecida pelo fabricante. (Anexo 16.5)</text:p>
      <text:p text:style-name="P308"/>
      <text:p text:style-name="P299"><text:span text:style-name="T102">Seguem anexas as cópias autenticadas das</text:span><text:span text:style-name="T92"> </text:span><text:span text:style-name="T102">declarações fornecidas pelo fabricante e de suas respectivas traduções juramentadas:</text:span></text:p>
      <text:p text:style-name="P300"/>
      <text:p text:style-name="P195"><text:placeholder text:placeholder-type="text">&lt;for each="manufacturer in partners(o, 'manufacturer')"&gt;</text:placeholder></text:p>
      <text:p text:style-name="P287"><text:placeholder text:placeholder-type="text">&lt;manufacturer.name&gt;</text:placeholder></text:p>
      <text:p text:style-name="P292"/>
      <text:p text:style-name="P293"><text:placeholder text:placeholder-type="text">&lt;if test="p_doc(o, 'Authorization letter', 'approved', manufacturer)"&gt;</text:placeholder></text:p>
      <text:p text:style-name="P293"><text:placeholder text:placeholder-type="text">&lt;for each="doc in p_doc(o, 'Authorization letter', 'approved', manufacturer)"&gt;</text:placeholder></text:p>
      <text:p text:style-name="P298"><text:span text:style-name="T22">- Carta de Autorização de Acesso de Uso de Dados – </text:span><text:span text:style-name="T22"><text:placeholder text:placeholder-type="text">&lt;doc.name&gt;</text:placeholder></text:span><text:span text:style-name="T99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6"><text:placeholder text:placeholder-type="text">&lt;/for&gt;</text:placeholder></text:p>
      <text:p text:style-name="P296"><text:placeholder text:placeholder-type="text">&lt;/if&gt;</text:placeholder></text:p>
      <text:p text:style-name="P293"><text:placeholder text:placeholder-type="text">&lt;if test="p_doc(o, 'Process of manufacture', 'approved', manufacturer)"&gt;</text:placeholder></text:p>
      <text:p text:style-name="P293"><text:placeholder text:placeholder-type="text">&lt;for each="doc in p_doc(o, 'Process of manufacture', 'approved', manufacturer)"&gt;</text:placeholder></text:p>
      <text:p text:style-name="P298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99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7"><text:placeholder text:placeholder-type="text">&lt;/for&gt;</text:placeholder></text:p>
      <text:p text:style-name="P294"><text:placeholder text:placeholder-type="text">&lt;/if&gt;</text:placeholder></text:p>
      <text:p text:style-name="P293"><text:placeholder text:placeholder-type="text">&lt;if test="p_doc(o, 'Declaration of Supply', 'approved', manufacturer)"&gt;</text:placeholder></text:p>
      <text:p text:style-name="P293"><text:placeholder text:placeholder-type="text">&lt;for each="doc in p_doc(o, 'Declaration of Supply', 'approved', manufacturer)"&gt;</text:placeholder></text:p>
      <text:p text:style-name="P298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7"><text:placeholder text:placeholder-type="text">&lt;/for&gt;</text:placeholder></text:p>
      <text:p text:style-name="P294"><text:placeholder text:placeholder-type="text">&lt;/if&gt;</text:placeholder></text:p>
      <text:p text:style-name="P301"><text:placeholder text:placeholder-type="text">&lt;/for&gt;</text:placeholder></text:p>
      <text:p text:style-name="P47"/>
      <text:p text:style-name="P117">Discussão sobre a formação teórica de todas as possíveis impurezas geradas no processo de produção.</text:p>
      <text:p text:style-name="P38"/>
      <text:p text:style-name="P302"><text:span text:style-name="T90">A discussão sobre a formação teórica de todas as possíveis impurezas geradas no processo de produção é relatada na </text:span><text:span text:style-name="T100">“Declaração da Composição Qualitativa e Quantitativa”</text:span><text:span text:style-name="T90"> do produto </text:span><text:span text:style-name="T93"><text:placeholder text:placeholder-type="text">&lt;o.technical_product_id.name&gt;</text:placeholder></text:span><text:span text:style-name="T90"> e na </text:span><text:span text:style-name="T100">“Descrição do processo de produção do produto técnico fornecida pelo fabricante”</text:span><text:span text:style-name="T90">.</text:span></text:p>
      <text:p text:style-name="P311"><text:soft-page-break/></text:p>
      <text:p text:style-name="P243"><text:span text:style-name="T99">Estas informações e documentos estão constantes no </text:span><text:span text:style-name="T87">Anexo 16.1</text:span><text:span text:style-name="T99"> e no </text:span><text:span text:style-name="T87">Anexo 16.5.</text:span></text:p>
      <text:p text:style-name="P233"/>
      <text:p text:style-name="P260">Cópia do Certificado de Registro Especial Temporário – RET quando houver testes realizados no Brasil. Anexo 11.6</text:p>
      <text:p text:style-name="P139"/>
      <text:p text:style-name="P50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7"><text:span text:style-name="T97">De acordo com o resultado da análise, o produto encontra-se dentro das especificações, conforme cópia autenticada do Certificado de Análise nº </text:span><text:span text:style-name="T105"><text:placeholder text:placeholder-type="text">&lt;study.reference&gt;</text:placeholder></text:span><text:span text:style-name="T97">, expedido pela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.</text:span></text:p>
      <text:p text:style-name="P51"><text:placeholder text:placeholder-type="text">&lt;/for&gt;</text:placeholder></text:p>
      <text:p text:style-name="P53"><text:placeholder text:placeholder-type="text">&lt;/if&gt;</text:placeholder></text:p>
      <text:p text:style-name="P241"/>
      <text:p text:style-name="P259">Ficha de Emergência. Anexo 17.1 </text:p>
      <text:p text:style-name="P266"/>
      <text:p text:style-name="P244"><text:span text:style-name="T97">Segue anexa Ficha de Emergência elaborada pela</text:span><text:span text:style-name="T86"> </text:span><text:span text:style-name="T86"><text:placeholder text:placeholder-type="text">&lt;o.operative_id.partner_id.name&gt;</text:placeholder></text:span><text:span text:style-name="T86">.</text:span></text:p>
      <text:p text:style-name="P266"/>
      <text:p text:style-name="P259">Peticionamento Eletrônico gerado no SIA e Taxa de Avaliação Toxicológica </text:p>
      <text:p text:style-name="P267"/>
      <text:p text:style-name="P226">Segue anexos à capa deste relatório:</text:p>
      <text:p text:style-name="P232"/>
      <text:p text:style-name="P179"><text:placeholder text:placeholder-type="text">&lt;for each="tax in taxes(o, partner_ref='ANVISA')"&gt;</text:placeholder></text:p>
      <text:p text:style-name="P304"/>
      <text:p text:style-name="P240">Peticionamento Eletrônico, Transação nº <text:span text:style-name="T31"><text:placeholder text:placeholder-type="text">&lt;tax.reference&gt;</text:placeholder></text:span>, <text:s/>de <text:span text:style-name="T31"><text:placeholder text:placeholder-type="text">&lt;formatLang(tax.approval_date, date=True)&gt;</text:placeholder></text:span><text:span text:style-name="T31">.</text:span> </text:p>
      <text:p text:style-name="P245"><text:span text:style-name="T97">Comprovante de pagamento da taxa no valor de R$ </text:span><text:span text:style-name="T80"><text:placeholder text:placeholder-type="text">&lt;tax.amount&gt;</text:placeholder></text:span><text:span text:style-name="T80">.</text:span></text:p>
      <text:p text:style-name="P183"><text:placeholder text:placeholder-type="text">&lt;/for&gt;</text:placeholder></text:p>
      <text:p text:style-name="P242"/>
      <text:p text:style-name="P261"><text:span text:style-name="T87">Produto Técnico de referência, indicando o número do registro</text:span><text:span text:style-name="T86">. Anexo 15</text:span></text:p>
      <text:p text:style-name="P3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09">Produto de Referência</text:p>
          </table:table-cell>
          <table:table-cell table:style-name="Tabla6.A1" office:value-type="string">
            <text:p text:style-name="P309">Nº Registro MAPA</text:p>
          </table:table-cell>
        </table:table-row>
        <table:table-row table:style-name="Tabla6.1">
          <table:table-cell table:style-name="Tabla6.A2" office:value-type="string">
            <text:p text:style-name="P220"><text:span text:style-name="Fuente_20_de_20_párrafo_20_predeter."><text:span text:style-name="T53"><text:placeholder text:placeholder-type="text">&lt;if test="information(o, 'Produto de referência - Nome')"&gt;</text:placeholder></text:span></text:span><text:span text:style-name="Fuente_20_de_20_párrafo_20_predeter."><text:span text:style-name="T53"><text:placeholder text:placeholder-type="text">&lt;insert_html(information(o, 'Produto de referência - Nome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  <table:table-cell table:style-name="Tabla6.B2" office:value-type="string">
            <text:p text:style-name="P220"><text:span text:style-name="Fuente_20_de_20_párrafo_20_predeter."><text:span text:style-name="T53"><text:placeholder text:placeholder-type="text">&lt;if test="information(o, 'Produto de referência - Número Registro')"&gt;</text:placeholder></text:span></text:span><text:span text:style-name="Fuente_20_de_20_párrafo_20_predeter."><text:span text:style-name="T53"><text:placeholder text:placeholder-type="text">&lt;insert_html(information(o, 'Produto de referência - Número Registro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</table:table-row>
      </table:table>
      <text:p text:style-name="P205">Segue anexa a Lista Positiva de Referência publicada pela ANVISA. </text:p>
      <text:p text:style-name="P221"><text:span text:style-name="Fuente_20_de_20_párrafo_20_predeter."><text:span text:style-name="T50"><text:placeholder text:placeholder-type="text">&lt;/if&gt;</text:placeholder></text:span></text:span></text:p>
      <text:p text:style-name="P257"><text:span text:style-name="Fuente_20_de_20_párrafo_20_predeter."><text:span text:style-name="T43"><text:placeholder text:placeholder-type="text">&lt;if test="o.type=='formulated_product'"&gt;</text:placeholder></text:span></text:span></text:p>
      <text:p text:style-name="P137"><text:span text:style-name="T86">ANEXO I - </text:span><text:span text:style-name="T92">DADOS TOXICOLÓGICOS ENVOLVENDO ASPECTOS BIOQUÍMICOS E PROVAS TOXICOLÓGICAS PARA A AVALIAÇÃO DE AGROTÓXICOS E AFINS</text:span></text:p>
      <text:p text:style-name="P85"/>
      <text:p text:style-name="P149">PRODUTO FORMULADO COM BASE EM PRODUTO TÉCNICO EQUIVALENTE</text:p>
      <text:p text:style-name="P149"/>
      <text:p text:style-name="P149"/>
      <text:p text:style-name="P135">Este Relatório Técnico contém as informações e documentos exigidos no Anexo II, item 22 do Decreto 4.074/02 e informações de acordo com os § 2 e 16, do Art.10, do Decreto 5.981/06.</text:p>
      <text:p text:style-name="P150"/>
      <text:p text:style-name="P120"><text:span text:style-name="T87">22.1 - Relatório de estudos de propriedades físico-químicas</text:span><text:span text:style-name="T86"> </text:span></text:p>
      <text:p text:style-name="P86"/>
      <text:p text:style-name="P124">22.1.1 - Estado físico, aspecto, cor e odor (Anexo 22.1.1)</text:p>
      <text:p text:style-name="P159"/>
      <text:p text:style-name="P159"><text:placeholder text:placeholder-type="text">&lt;for each="study in studies(o, 'Estado Físico, aspecto, cor e odor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89">Ref.:</text:span><text:span text:style-name="T98"> </text:span><text:span text:style-name="T109"><text:placeholder text:placeholder-type="text">&lt;study.reference&gt;</text:placeholder></text:span><text:span text:style-name="T109">, </text:span><text:span text:style-name="T109"><text:placeholder text:placeholder-type="text">&lt;study.name&gt;</text:placeholder></text:span><text:span text:style-name="T109">,</text:span><text:span text:style-name="T109"><text:placeholder text:placeholder-type="text">&lt;study.laboratory_id.name&gt;</text:placeholder></text:span><text:span text:style-name="T109">, </text:span><text:span text:style-name="T109"><text:placeholder text:placeholder-type="text">&lt;study.director_author_id.name&gt;</text:placeholder></text:span><text:span text:style-name="T109">, </text:span><text:span text:style-name="T109"><text:placeholder text:placeholder-type="text">&lt;study.number_of_pages&gt;</text:placeholder></text:span><text:span text:style-name="T109"> pag, </text:span><text:span text:style-name="T109"><text:placeholder text:placeholder-type="text">&lt;formatLang(study.end_date,date=True)&gt;</text:placeholder></text:span><text:span text:style-name="T98"> </text:span></text:p>
      <text:p text:style-name="P99"/>
      <text:p text:style-name="P99"><text:placeholder text:placeholder-type="text">&lt;/for&gt;</text:placeholder></text:p>
      <text:p text:style-name="P124">22.1.2 - Solubilidade/Miscibilidade (Anexo 22.1.2)</text:p>
      <text:p text:style-name="P87"/>
      <text:p text:style-name="P159"><text:placeholder text:placeholder-type="text">&lt;for each="study in studies(o, 'Solubilidade/Miscibilidade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4">22.1.3 - pH (Anexo 22.1.3)</text:p>
      <text:p text:style-name="P87"/>
      <text:p text:style-name="P159"><text:placeholder text:placeholder-type="text">&lt;for each="study in studies(o, 'pH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4">22.1.4 - Densidade (Anexo 22.1.4)</text:p>
      <text:p text:style-name="P87"/>
      <text:p text:style-name="P159"><text:placeholder text:placeholder-type="text">&lt;for each="study in studies(o, 'Densidade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4">22.1.5 - Tensão Superficial (Anexo 22.1.5)</text:p>
      <text:p text:style-name="P87"/>
      <text:p text:style-name="P159"><text:soft-page-break/><text:placeholder text:placeholder-type="text">&lt;for each="study in studies(o, 'Tensão superficial de soluçõe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1"><text:span text:style-name="T86">22.1.6 - <text:s/></text:span><field:fieldmark-start text:name="__Fieldmark__17282_1192725653" field:type=""/><text:span text:style-name="T24">Study/Physical, eco and toxicological/Category</text:span><field:fieldmark-end/><text:span text:style-name="T24"> </text:span><text:span text:style-name="T86">(Anexo 22.1.6) </text:span></text:p>
      <text:p text:style-name="P87"/>
      <text:p text:style-name="P159"><text:placeholder text:placeholder-type="text">&lt;for each="study in studies(o, 'Viscosidade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4">22.1.7 - Corrosividade (Anexo 22.1.7)</text:p>
      <text:p text:style-name="P87"/>
      <text:p text:style-name="P159"><text:placeholder text:placeholder-type="text">&lt;for each="study in studies(o, 'Corrosividade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6">Ref.:</text:span><text:span text:style-name="T78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8"> </text:span><text:span text:style-name="T98"><text:s/></text:span></text:p>
      <text:p text:style-name="P99"/>
      <text:p text:style-name="P99"><text:placeholder text:placeholder-type="text">&lt;/for&gt;</text:placeholder></text:p>
      <text:p text:style-name="P124">22.1.8 - Estabilidade Térmica e ao Ar (Anexo 22.1.8)</text:p>
      <text:p text:style-name="P87"/>
      <text:p text:style-name="P159"><text:placeholder text:placeholder-type="text">&lt;for each="study in studies(o, 'Estabilidade Térmica e ao Ar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4">22.1.9 - Ponto de Fulgor (Anexo 22.1.9)</text:p>
      <text:p text:style-name="P87"/>
      <text:p text:style-name="P173"><text:span text:style-name="T85"><text:s/></text:span><text:span text:style-name="T85"><text:placeholder text:placeholder-type="text">&lt;for each="study in studies(o, 'Ponto de Fulgor')"&gt;</text:placeholder></text:span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6">22.2 – Relatório de estudos de resíduos, intervalo de segurança e, quando for o caso, limite dos resíduos estranhos:</text:p>
      <text:p text:style-name="P138"/>
      <text:p text:style-name="P78">Trata-se de registro de Produto Formulado com base em Produto Técnico Equivalente, e, segundo o Decreto Nº 5.981, de 06 de dezembro de 2006:</text:p>
      <text:p text:style-name="P305"/>
      <text:p text:style-name="P105"><text:soft-page-break/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3"><text:span text:style-name="T110">IV - intervalo de segurança igual ou superior.</text:span><text:span text:style-name="T111"> </text:span></text:p>
      <text:p text:style-name="P106"/>
      <text:p text:style-name="P10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8">Laudo</text:p>
          </table:table-cell>
          <table:table-cell table:style-name="Tabla7.A1" office:value-type="string">
            <text:p text:style-name="P306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6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6"/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study.reference&gt;</text:placeholder></text:p>
          </table:table-cell>
          <table:table-cell table:style-name="Tabla7.B3" office:value-type="string">
            <text:p text:style-name="P66"><text:span text:style-name="T86">Laboratorio:</text:span><text:span text:style-name="T97"> </text:span><text:span text:style-name="T80"><text:placeholder text:placeholder-type="text">&lt;study.name&gt;</text:placeholder></text:span><text:span text:style-name="T80">. </text:span><text:span text:style-name="T80"><text:placeholder text:placeholder-type="text">&lt;study.laboratory_id.name&gt;</text:placeholder></text:span><text:span text:style-name="T80">. </text:span><text:span text:style-name="T80"><text:placeholder text:placeholder-type="text">&lt;study.laboratory_id.city&gt;</text:placeholder></text:span><text:span text:style-name="T80">. </text:span><text:span text:style-name="T80"><text:placeholder text:placeholder-type="text">&lt;study.director_author_id.name&gt;</text:placeholder></text:span><text:span text:style-name="T80"> - </text:span><text:span text:style-name="T80"><text:placeholder text:placeholder-type="text">&lt;study.approval_date&gt;</text:placeholder></text:span><text:span text:style-name="T80"> </text:span><text:span text:style-name="T83">(Anexo 21.4.</text:span><text:span text:style-name="T84">x</text:span><text:span text:style-name="T80">)</text:span></text:p>
          </table:table-cell>
        </table:table-row>
        <table:table-row table:style-name="Tabla7.2">
          <table:table-cell table:style-name="Tabla7.A2" office:value-type="string">
            <text:p text:style-name="P156"><text:placeholder text:placeholder-type="text">&lt;/for&gt;</text:placeholder></text:p>
          </table:table-cell>
          <table:table-cell table:style-name="Tabla7.B4" office:value-type="string">
            <text:p text:style-name="P66"/>
          </table:table-cell>
        </table:table-row>
      </table:table>
      <text:p text:style-name="P52"><text:placeholder text:placeholder-type="text">&lt;for each="study in studies(o, 'Residue')"&gt;</text:placeholder></text:p>
      <text:p text:style-name="P219"><text:placeholder text:placeholder-type="text">&lt;insert_html(study.summary_pt)&gt;</text:placeholder></text:p>
      <text:p text:style-name="P209"><text:placeholder text:placeholder-type="text">&lt;/for&gt;</text:placeholder></text:p>
      <text:p text:style-name="P106"/>
      <text:p text:style-name="P126">22.3 - Método analítico e sua sensibilidade para determinação de residuos de agrotóxico, para fins de monitoramento e fiscalização.</text:p>
      <text:p text:style-name="P265"/>
      <text:p text:style-name="P78">Trata-se de registro de Produto Formulado com base em Produto Técnico Equivalente, e, segundo o Decreto Nº 5.981, de 06 de dezembro de 2006:</text:p>
      <text:p text:style-name="P307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63"><text:span text:style-name="T97">Segue anexo “Método analítico para determinação de resíduos de imidacloprido em diversas culturas”</text:span><text:span text:style-name="T111"> </text:span></text:p>
      <text:p text:style-name="P106"/>
      <text:p text:style-name="P63"><text:span text:style-name="T97">Segue anexo “Método analítico para determinação de resíduos de tiodicarbe em diversas culturas”</text:span><text:span text:style-name="T111"> </text:span></text:p>
      <text:p text:style-name="P106"/>
      <text:list xml:id="list175259182" text:style-name="L1">
        <text:list-item>
          <text:list>
            <text:list-item>
              <text:p text:style-name="P317">- Intervalo de reentrada de pessoas nas áreas tratadas</text:p>
            </text:list-item>
            <text:list-item>
              <text:p text:style-name="P329"/>
            </text:list-item>
          </text:list>
        </text:list-item>
      </text:list>
      <text:p text:style-name="P155"><text:placeholder text:placeholder-type="text">&lt;for each="inf in informations(o, 'Intervalo de reentrada')"&gt;</text:placeholder></text:p>
      <text:p text:style-name="P154"><text:soft-page-break/><text:placeholder text:placeholder-type="text">&lt;insert_html(inf)&gt;</text:placeholder></text:p>
      <text:p text:style-name="P154"/>
      <text:p text:style-name="P218"><text:placeholder text:placeholder-type="text">&lt;/for&gt;</text:placeholder></text:p>
      <text:p text:style-name="P124">22.5 – Estudos toxicológicos agudos e de mutagenicidade</text:p>
      <text:p text:style-name="P94"/>
      <text:p text:style-name="P128">22.5.1 Avaliação da dose letal 50 aguda oral (Anexo 22.5.1)</text:p>
      <text:p text:style-name="P87"/>
      <text:p text:style-name="P159"><text:placeholder text:placeholder-type="text">&lt;for each="study in studies(o, 'Toxicidade oral aguda para rato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8">22.5.2 Avaliação da dose letal 50 aguda dermal (Anexo 22.5.2)</text:p>
      <text:p text:style-name="P87"/>
      <text:p text:style-name="P159"><text:placeholder text:placeholder-type="text">&lt;for each="study in studies(o, 'Toxicidade cutânea aguda para rato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8">22.5.3 - Avaliação da concentração letal 50 inalatória (Anexo 22.5.3)</text:p>
      <text:p text:style-name="P87"/>
      <text:p text:style-name="P159"><text:placeholder text:placeholder-type="text">&lt;for each="study in studies(o, 'Toxicidade inalatória aguda para rato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0"><text:placeholder text:placeholder-type="text">&lt;/for&gt;</text:placeholder></text:p>
      <text:p text:style-name="P122"><text:span text:style-name="T86">22.5.4 - Avaliação de lesões oculares</text:span><text:span text:style-name="T97"> </text:span><text:span text:style-name="T86">(Anexo 22.5.4)</text:span></text:p>
      <text:p text:style-name="P87"/>
      <text:p text:style-name="P159"><text:placeholder text:placeholder-type="text">&lt;for each="study in studies(o, 'Irritação ocular curto prazo (coelhos)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8">22.5.5 - Avaliação de lesões cutâneas (Anexo 22.5.5)</text:p>
      <text:p text:style-name="P87"/>
      <text:p text:style-name="P159"><text:placeholder text:placeholder-type="text">&lt;for each="study in studies(o, 'Irritação cutânea primária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7"><text:soft-page-break/>22.5.6 – Sensibilização Dérmica (Anexo 22.5.6)</text:p>
      <text:p text:style-name="P87"/>
      <text:p text:style-name="P159"><text:placeholder text:placeholder-type="text">&lt;for each="study in studies(o, 'Sensibilidade dérmica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8">22.5.7 - Procariontes (Anexo 22.5.7)</text:p>
      <text:p text:style-name="P87"/>
      <text:p text:style-name="P159"><text:placeholder text:placeholder-type="text">&lt;for each="study in studies(o, 'Potencial genotóxico para procarionte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99"><text:placeholder text:placeholder-type="text">&lt;/for&gt;</text:placeholder></text:p>
      <text:p text:style-name="P128">22.5.8 - Eucariontes (Anexo 22.5.8)</text:p>
      <text:p text:style-name="P67"/>
      <text:p text:style-name="P159"><text:placeholder text:placeholder-type="text">&lt;for each="study in studies(o, 'Potencial genotóxico para eucarionte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1"><text:placeholder text:placeholder-type="text">&lt;/for&gt;</text:placeholder></text:p>
      <text:p text:style-name="P123"><text:span text:style-name="T87">22.6. </text:span><text:span text:style-name="T94">Antídoto ou tratamento disponível no País, para os casos de intoxicação humana:</text:span></text:p>
      <text:p text:style-name="P102"/>
      <text:p text:style-name="P164"><text:placeholder text:placeholder-type="text">&lt;for each="inf in informations(o, 'Antídoto e tratamento')"&gt;</text:placeholder></text:p>
      <text:p text:style-name="P165"><text:placeholder text:placeholder-type="text">&lt;insert_html(inf)&gt;</text:placeholder></text:p>
      <text:p text:style-name="P165"/>
      <text:p text:style-name="P217"><text:placeholder text:placeholder-type="text">&lt;/for&gt;</text:placeholder></text:p>
      <text:p text:style-name="P102"/>
      <text:p text:style-name="P132">22.7. Informações referentes a sua compatibilidade com outros produtos. </text:p>
      <text:p text:style-name="P92"/>
      <text:p text:style-name="P155"><text:placeholder text:placeholder-type="text">&lt;for each="inf in informations(o, 'Testes e informações referentes a sua compatibilidade com outros produtos')"&gt;</text:placeholder></text:p>
      <text:p text:style-name="P154"><text:placeholder text:placeholder-type="text">&lt;insert_html(inf)&gt;</text:placeholder></text:p>
      <text:p text:style-name="P165"/>
      <text:p text:style-name="P258"><text:placeholder text:placeholder-type="text">&lt;/for&gt;</text:placeholder></text:p>
      <text:p text:style-name="P89"/>
      <text:p text:style-name="P124">22.8. OUTROS DADOS, INFORMAÇÕES OU DOCUMENTOS EXIGIDOS EM NORMAS COMPLEMENTARES </text:p>
      <text:p text:style-name="P106"/>
      <text:p text:style-name="P130">22.8.1 Sumário dos dados relacionados aos efeitos sobre o ambiente para o produto formulado (Anexo I, item 16 da Portaria nº03, de 16 de janeiro de 1992)</text:p>
      <text:p text:style-name="P107"/>
      <text:p text:style-name="P129">Microrganismos – Ciclo do Nitrogênio (Anexo 22.8.1.1)</text:p>
      <text:p text:style-name="P87"/>
      <text:p text:style-name="P159"><text:soft-page-break/><text:placeholder text:placeholder-type="text">&lt;for each="study in studies(o, 'Toxicidade para microorganismos - Ciclo de Nitrogênio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11"><text:placeholder text:placeholder-type="text">&lt;/for&gt;</text:placeholder></text:p>
      <text:p text:style-name="P129">Microrganismos – Ciclo do Carbono (Anexo 22.8.1.2)</text:p>
      <text:p text:style-name="P87"/>
      <text:p text:style-name="P159"><text:placeholder text:placeholder-type="text">&lt;for each="study in studies(o, 'Toxicidade para microorganismos - Ciclo do Carbono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10"><text:placeholder text:placeholder-type="text">&lt;/for&gt;</text:placeholder></text:p>
      <text:p text:style-name="P129"><text:s/>Algas (Anexo 22.8.1.3)</text:p>
      <text:p text:style-name="P87"/>
      <text:p text:style-name="P159"><text:placeholder text:placeholder-type="text">&lt;for each="study in studies(o, 'Toxicidade para alga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7"><text:placeholder text:placeholder-type="text">&lt;/for&gt;</text:placeholder></text:p>
      <text:p text:style-name="P134"><text:s/>Organismos do solo (Anexo 22.8.1.4)</text:p>
      <text:p text:style-name="P87"/>
      <text:p text:style-name="P159"><text:placeholder text:placeholder-type="text">&lt;for each="study in studies(o, 'Toxicidade para organismos do solo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7"><text:placeholder text:placeholder-type="text">&lt;/for&gt;</text:placeholder></text:p>
      <text:p text:style-name="P129">Abelhas (Anexo 22.8.1.5)</text:p>
      <text:p text:style-name="P87"/>
      <text:p text:style-name="P159"><text:placeholder text:placeholder-type="text">&lt;for each="study in studies(o, 'Toxicidade para abelha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7"><text:placeholder text:placeholder-type="text">&lt;/for&gt;</text:placeholder></text:p>
      <text:p text:style-name="P128"><text:s/>Microcrustáceos Agudo (Anexo 22.8.1.6)</text:p>
      <text:p text:style-name="P87"/>
      <text:p text:style-name="P159"><text:placeholder text:placeholder-type="text">&lt;for each="study in studies(o, 'Toxicidade aguda para microcrustáceo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oft-page-break/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8"><text:placeholder text:placeholder-type="text">&lt;/for&gt;</text:placeholder></text:p>
      <text:p text:style-name="P129">Peixes Agudo (Anexo 22.8.1.7)</text:p>
      <text:p text:style-name="P87"/>
      <text:p text:style-name="P159"><text:placeholder text:placeholder-type="text">&lt;for each="study in studies(o, 'Toxicidade aguda para peixes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09"><text:placeholder text:placeholder-type="text">&lt;/for&gt;</text:placeholder></text:p>
      <text:p text:style-name="P129">Aves Dose única (Anexo 22.8.1.8)</text:p>
      <text:p text:style-name="P87"/>
      <text:p text:style-name="P159"><text:placeholder text:placeholder-type="text">&lt;for each="study in studies(o, 'Toxicidade dose única (aves)')"&gt;</text:placeholder></text:p>
      <text:p text:style-name="P72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2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53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9"/>
      <text:p text:style-name="P110"><text:placeholder text:placeholder-type="text">&lt;/for&gt;</text:placeholder></text:p>
      <text:p text:style-name="P262">22.8.2. Sumário dos dados relacionados aos efeitos sobre o ambiente para o produto técnico (Anexo I, item 16 da Portaria nº03, de 16 de janeiro de 1992)</text:p>
      <text:p text:style-name="P248"/>
      <text:p text:style-name="P67"><text:span text:style-name="T114">Não se aplica. Trata-se de Registro de Produto Formulado com base em Registro de Produto Técnico por Equivalência, e, portanto, estas características são equivalentes ao produto técnico de referência <text:s text:c="2"/></text:span><text:span text:style-name="T19"><text:placeholder text:placeholder-type="text">&lt;o.formulated_product_id.name&gt;</text:placeholder></text:span><text:span text:style-name="T19">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 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text:span text:style-name="T107"> </text:span><text:span text:style-name="T114">de acordo com Lista Positiva de Produtos Técnicos de Referência, emitida pela ANVISA.</text:span></text:p>
      <text:p text:style-name="P113"/>
      <text:p text:style-name="P131">22.8.3. Declaração da Composição Quali-Quantitativa do produto técnico. (Anexo 22.8.3)</text:p>
      <text:p text:style-name="P75"/>
      <text:p text:style-name="P64"><text:span text:style-name="T101">Segue anexa a Declaração da Composição Quali-quantitativa do(s) produto(s) </text:span><text:span text:style-name="T19"><text:placeholder text:placeholder-type="text">&lt;o.formulated_product_id.name&gt;</text:placeholder></text:span><text:span text:style-name="T101"> com base no estudo de análise das 5 bateladas.</text:span></text:p>
      <text:p text:style-name="P75"/>
      <text:p text:style-name="P125">22.8.4. Ficha de Emergência (Anexo 22.8.4.)</text:p>
      <text:p text:style-name="P79"/>
      <text:p text:style-name="P65"><text:span text:style-name="T97">Segue anexa Ficha de Emergência elaborada pela </text:span><text:span text:style-name="T114"><text:placeholder text:placeholder-type="text">&lt;o.operative_id.name&gt;</text:placeholder></text:span></text:p>
      <text:p text:style-name="P114"/>
      <text:list xml:id="list1376678548" text:style-name="WWNum34">
        <text:list-item>
          <text:list>
            <text:list-item>
              <text:list>
                <text:list-item>
                  <text:p text:style-name="P337"><text:span text:style-name="T87">Metodologia validada para determinação de teor de ingrediente ativo, de acordo com a ABNT ou norma internacionalmente reconhecida:</text:span><text:span text:style-name="T88"> (Anexo 22.8.5)</text:span></text:p>
                </text:list-item>
              </text:list>
            </text:list-item>
          </text:list>
        </text:list-item>
      </text:list>
      <text:p text:style-name="P112"/>
      <text:p text:style-name="P67"><text:span text:style-name="T112"><text:placeholder text:placeholder-type="text">&lt;for each="ing in cqqs(o,'chemical')"&gt;</text:placeholder></text:span><text:span text:style-name="T112"> <text:s text:c="2"/></text:span></text:p>
      <text:p text:style-name="P67"><text:span text:style-name="T114">Segue anexo o Método de Análise de Teor validado dos ingredientes ativos</text:span><text:span text:style-name="T113"> </text:span><text:span text:style-name="T112"><text:s/></text:span><text:span text:style-name="T115"><text:placeholder text:placeholder-type="text">&lt;ing.ingredient_id.name&gt;</text:placeholder></text:span><text:span text:style-name="T115"> </text:span><text:span text:style-name="T114">em produtos técnico e formulado, conforme NBR-14029.</text:span></text:p>
      <text:p text:style-name="P250"><text:placeholder text:placeholder-type="text">&lt;/for&gt;</text:placeholder></text:p>
      <text:p text:style-name="P160"><text:placeholder text:placeholder-type="text">&lt;for each="study in studies(o, 'Método Analítico de Teor/Validação')"&gt;</text:placeholder></text:p>
      <text:p text:style-name="P253"><text:soft-page-break/><text:span text:style-name="T98">Ref.: </text:span><text:span text:style-name="T109"><text:placeholder text:placeholder-type="text">&lt;study.reference&gt;</text:placeholder></text:span><text:span text:style-name="T109">, </text:span><text:span text:style-name="T109"><text:placeholder text:placeholder-type="text">&lt;study.name&gt;</text:placeholder></text:span><text:span text:style-name="T109">,</text:span><text:span text:style-name="T109"><text:placeholder text:placeholder-type="text">&lt;study.laboratory_id.name&gt;</text:placeholder></text:span><text:span text:style-name="T109">, </text:span><text:span text:style-name="T109"><text:placeholder text:placeholder-type="text">&lt;study.director_author_id.name&gt;</text:placeholder></text:span><text:span text:style-name="T109">, <text:s text:c="5"/></text:span><text:span text:style-name="T109"><text:placeholder text:placeholder-type="text">&lt;study.number_of_pages&gt;</text:placeholder></text:span><text:span text:style-name="T109"> pag, </text:span><text:span text:style-name="T109"><text:placeholder text:placeholder-type="text">&lt;formatLang(study.end_date,date=True)&gt;</text:placeholder></text:span><text:span text:style-name="T98"> </text:span></text:p>
      <text:p text:style-name="P252"/>
      <text:p text:style-name="P80"><text:placeholder text:placeholder-type="text">&lt;/for&gt;</text:placeholder></text:p>
      <text:list xml:id="list1160075074" text:continue-numbering="true" text:style-name="WWNum34">
        <text:list-item>
          <text:list>
            <text:list-item>
              <text:list>
                <text:list-item>
                  <text:p text:style-name="P340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228"/>
      <text:p text:style-name="P228">Segue anexos à capa deste relatório:</text:p>
      <text:p text:style-name="P179"><text:placeholder text:placeholder-type="text">&lt;for each="tax in taxes(o, partner_ref='ANVISA')"&gt;</text:placeholder></text:p>
      <text:p text:style-name="P304"/>
      <text:p text:style-name="P240">Peticionamento Eletrônico, Transação nº <text:span text:style-name="T31"><text:placeholder text:placeholder-type="text">&lt;tax.reference&gt;</text:placeholder></text:span>, <text:s/>de <text:span text:style-name="T31"><text:placeholder text:placeholder-type="text">&lt;formatLang(tax.approval_date, date=True)&gt;</text:placeholder></text:span><text:span text:style-name="T31">.</text:span> </text:p>
      <text:p text:style-name="P245"><text:span text:style-name="T97">Comprovante de pagamento da taxa no valor de R$ </text:span><text:span text:style-name="T80"><text:placeholder text:placeholder-type="text">&lt;tax.amount&gt;</text:placeholder></text:span><text:span text:style-name="T80">.</text:span></text:p>
      <text:p text:style-name="P80"/>
      <text:p text:style-name="P80"><text:placeholder text:placeholder-type="text">&lt;/for&gt;</text:placeholder></text:p>
      <text:list xml:id="list1435455272" text:continue-numbering="true" text:style-name="WWNum34">
        <text:list-item>
          <text:list>
            <text:list-item>
              <text:list>
                <text:list-item>
                  <text:p text:style-name="P318"><text:span text:style-name="T73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6"/>
      <text:p text:style-name="P20"><text:placeholder text:placeholder-type="text">&lt;for each="ret in o.product_in_ret_ids"&gt;</text:placeholder></text:p>
      <text:p text:style-name="P64"><text:span text:style-name="T98">Segue RET nº </text:span><text:span text:style-name="T98"><text:placeholder text:placeholder-type="text">&lt;ret.ret_registry_id.name&gt;</text:placeholder></text:span><text:span text:style-name="T98"> emitido em </text:span><text:span text:style-name="T98"><text:placeholder text:placeholder-type="text">&lt;ret.ret_registry_id.registry_date&gt;</text:placeholder></text:span><text:span text:style-name="T98"> com validade até </text:span><text:span text:style-name="T98"><text:placeholder text:placeholder-type="text">&lt;formatLang(ret.ret_registry_id.registry_expiration_date,date=True)&gt;</text:placeholder></text:span><text:span text:style-name="T98"> que suporta as pesquisas realizadas para o produto </text:span><text:span text:style-name="T98"><text:placeholder text:placeholder-type="text">&lt;o.formulated_product_id.name&gt;</text:placeholder></text:span></text:p>
      <text:p text:style-name="P80"/>
      <text:p text:style-name="P80"><text:placeholder text:placeholder-type="text">&lt;/for&gt;</text:placeholder></text:p>
      <text:list xml:id="list862804084" text:continue-numbering="true" text:style-name="WWNum34">
        <text:list-item>
          <text:list>
            <text:list-item>
              <text:list>
                <text:list-item>
                  <text:p text:style-name="P331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275"/>
      <text:p text:style-name="P276"><text:span text:style-name="T97">Cópia dos protocolos de requerimento de registro do produto</text:span><text:span text:style-name="T86"> </text:span><text:span text:style-name="T25"><text:placeholder text:placeholder-type="text">&lt;o.formulated_product_id.name&gt;</text:placeholder></text:span><text:span text:style-name="T86"> </text:span><text:span text:style-name="T97">no MAPA, ANVISA e IBAMA, realizados em </text:span><text:span text:style-name="T80"><text:placeholder text:placeholder-type="text">&lt;for each="process in processes(o, 'MAPA')"&gt;</text:placeholder></text:span><text:span text:style-name="T80"> </text:span><text:span text:style-name="T79"><text:placeholder text:placeholder-type="text">&lt;if test="process.open_official_letter_id"&gt;</text:placeholder></text:span><text:span text:style-name="T79"><text:tab/></text:span><text:span text:style-name="T79"><text:placeholder text:placeholder-type="text">&lt;formatLang(process.open_official_letter_id.protocol_date,date=True)&gt;</text:placeholder></text:span><text:span text:style-name="T79"><text:tab/></text:span><text:span text:style-name="T79"><text:placeholder text:placeholder-type="text">&lt;/if&gt;</text:placeholder></text:span><text:span text:style-name="T79"> </text:span><text:span text:style-name="T80"><text:placeholder text:placeholder-type="text">&lt;/for&gt;</text:placeholder></text:span></text:p>
      <text:list xml:id="list162897036" text:style-name="L2">
        <text:list-item>
          <text:p text:style-name="P319"><text:span text:style-name="T97">Processo no MAPA sob nº </text:span><text:span text:style-name="T80"><text:placeholder text:placeholder-type="text">&lt;for each="process in processes(o, 'MAPA')"&gt;</text:placeholder></text:span><text:span text:style-name="T80"> </text:span><text:span text:style-name="T80"><text:placeholder text:placeholder-type="text">&lt;if test="process.open_official_letter_id"&gt;</text:placeholder></text:span><text:span text:style-name="T80"><text:tab/></text:span><text:span text:style-name="T80"><text:placeholder text:placeholder-type="text">&lt;process.open_official_letter_id.protocol&gt;</text:placeholder></text:span><text:span text:style-name="T80"><text:tab/></text:span><text:span text:style-name="T80"><text:placeholder text:placeholder-type="text">&lt;/if&gt;</text:placeholder></text:span><text:span text:style-name="T80"> </text:span><text:span text:style-name="T80"><text:placeholder text:placeholder-type="text">&lt;/for&gt;</text:placeholder></text:span></text:p>
        </text:list-item>
        <text:list-item>
          <text:p text:style-name="P320"><text:span text:style-name="T97">Processo na ANVISA sob nº </text:span><text:span text:style-name="T80"><text:placeholder text:placeholder-type="text">&lt;for each="process in processes(o, 'ANVISA')"&gt;</text:placeholder></text:span><text:span text:style-name="T80"> </text:span><text:span text:style-name="T80"><text:placeholder text:placeholder-type="text">&lt;if test="process.open_official_letter_id"&gt;</text:placeholder></text:span><text:span text:style-name="T80"><text:tab/></text:span><text:span text:style-name="T80"><text:placeholder text:placeholder-type="text">&lt;process.open_official_letter_id.protocol&gt;</text:placeholder></text:span><text:span text:style-name="T80"><text:tab/></text:span><text:span text:style-name="T80"><text:placeholder text:placeholder-type="text">&lt;/if&gt;</text:placeholder></text:span><text:span text:style-name="T80"> </text:span><text:span text:style-name="T80"><text:placeholder text:placeholder-type="text">&lt;/for&gt;</text:placeholder></text:span></text:p>
        </text:list-item>
        <text:list-item>
          <text:p text:style-name="P330"><text:span text:style-name="Fuente_20_de_20_párrafo_20_predeter."><text:span text:style-name="T45">Processo no IBAMA sob nº </text:span></text:span><text:span text:style-name="Fuente_20_de_20_párrafo_20_predeter."><text:span text:style-name="T45"><text:placeholder text:placeholder-type="text">&lt;for each="process in processes(o, 'IBAMA')"&gt;</text:placeholder></text:span></text:span><text:span text:style-name="Fuente_20_de_20_párrafo_20_predeter."><text:span text:style-name="T45"> </text:span></text:span><text:span text:style-name="Fuente_20_de_20_párrafo_20_predeter."><text:span text:style-name="T45"><text:placeholder text:placeholder-type="text">&lt;if test="process.open_official_letter_id"&gt;</text:placeholder></text:span></text:span><text:span text:style-name="Fuente_20_de_20_párrafo_20_predeter."><text:span text:style-name="T45"><text:tab/></text:span></text:span><text:span text:style-name="Fuente_20_de_20_párrafo_20_predeter."><text:span text:style-name="T45"><text:placeholder text:placeholder-type="text">&lt;process.open_official_letter_id.protocol&gt;</text:placeholder></text:span></text:span><text:span text:style-name="Fuente_20_de_20_párrafo_20_predeter."><text:span text:style-name="T45"><text:tab/></text:span></text:span><text:span text:style-name="Fuente_20_de_20_párrafo_20_predeter."><text:span text:style-name="T45"><text:placeholder text:placeholder-type="text">&lt;/if&gt;</text:placeholder></text:span></text:span><text:span text:style-name="Fuente_20_de_20_párrafo_20_predeter."><text:span text:style-name="T45"> </text:span></text:span><text:span text:style-name="Fuente_20_de_20_párrafo_20_predeter."><text:span text:style-name="T45"><text:placeholder text:placeholder-type="text">&lt;/for&gt;</text:placeholder></text:span></text:span></text:p>
        </text:list-item>
      </text:list>
      <text:p text:style-name="P221"><text:span text:style-name="Fuente_20_de_20_párrafo_20_predeter."><text:span text:style-name="T50"><text:placeholder text:placeholder-type="text">&lt;/if&gt;</text:placeholder></text:span></text:span></text:p>
      <text:p text:style-name="P212"/>
      <text:p text:style-name="P203"/>
      <text:p text:style-name="P7"><text:span text:style-name="T99">Curitiba, </text:span><text:span text:style-name="T94"><text:date style:data-style-name="N76" text:date-value="2013-09-30T15:44:10" text:fixed="true">30 de setembro de 2013</text:date></text:span><text:span text:style-name="T99"> </text:span></text:p>
      <text:p text:style-name="P17"/>
      <text:p text:style-name="P17"/>
      <text:p text:style-name="P17"/>
      <text:p text:style-name="P1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4">ALTA – América Latina Tecnologia Agrícola</text:p>
            <text:p text:style-name="P3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5">Responsável Técnico e Representante Legal</text:p>
          </table:table-cell>
        </table:table-row>
      </table:table>
      <text:p text:style-name="P8"><text:bookmark-end text:name="bkmFabProcs"/><text:bookmark-end text:name="bkmFabNome31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7</meta:editing-cycles>
    <meta:creation-date>2013-06-25T18:02:18</meta:creation-date>
    <dc:date>2013-11-15T10:52:03</dc:date>
    <meta:editing-duration>PT16H22M3S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87" meta:word-count="4724" meta:character-count="44310" meta:non-whitespace-character-count="40221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